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836d4a" officeooo:paragraph-rsid="00bc5e31" style:font-size-asian="14pt" style:font-size-complex="14pt"/>
    </style:style>
    <style:style style:name="P2" style:family="paragraph" style:parent-style-name="Preformatted_20_Text">
      <style:text-properties style:font-name="Liberation Mono" fo:font-size="14pt" officeooo:rsid="00836d4a" officeooo:paragraph-rsid="00bc6c05" style:font-size-asian="14pt" style:font-size-complex="14pt"/>
    </style:style>
    <style:style style:name="P3" style:family="paragraph" style:parent-style-name="Standard">
      <style:text-properties style:font-name="Liberation Mono" fo:font-size="14pt" officeooo:rsid="00bc5e31" officeooo:paragraph-rsid="00bc5e31" style:font-size-asian="14pt" style:font-size-complex="14pt"/>
    </style:style>
    <style:style style:name="P4" style:family="paragraph" style:parent-style-name="Preformatted_20_Text">
      <style:text-properties style:font-name="Liberation Mono" fo:font-size="14pt" officeooo:rsid="00bc5e31" officeooo:paragraph-rsid="00bc5e31" style:font-size-asian="14pt" style:font-size-complex="14pt"/>
    </style:style>
    <style:style style:name="P5" style:family="paragraph" style:parent-style-name="Standard">
      <style:text-properties style:font-name="Liberation Mono" fo:font-size="14pt" officeooo:rsid="00bc5e31" officeooo:paragraph-rsid="00bd8921" style:font-size-asian="14pt" style:font-size-complex="14pt"/>
    </style:style>
    <style:style style:name="P6" style:family="paragraph" style:parent-style-name="Standard">
      <style:text-properties style:font-name="Liberation Mono" fo:font-size="14pt" officeooo:rsid="00bc6c05" officeooo:paragraph-rsid="00bc6c05" style:font-size-asian="14pt" style:font-size-complex="14pt"/>
    </style:style>
    <style:style style:name="P7" style:family="paragraph" style:parent-style-name="Preformatted_20_Text">
      <style:text-properties style:font-name="Liberation Mono" fo:font-size="14pt" officeooo:rsid="00bc6c05" officeooo:paragraph-rsid="00bc6c05" style:font-size-asian="14pt" style:font-size-complex="14pt"/>
    </style:style>
    <style:style style:name="P8" style:family="paragraph" style:parent-style-name="Preformatted_20_Text">
      <style:text-properties style:font-name="Liberation Mono" fo:font-size="14pt" officeooo:rsid="00bc6c05" officeooo:paragraph-rsid="00bd8921" style:font-size-asian="14pt" style:font-size-complex="14pt"/>
    </style:style>
    <style:style style:name="P9" style:family="paragraph" style:parent-style-name="Preformatted_20_Text">
      <style:text-properties style:font-name="Liberation Mono" fo:font-size="14pt" officeooo:rsid="00bc6c05" officeooo:paragraph-rsid="00d2b7dc" style:font-size-asian="14pt" style:font-size-complex="14pt"/>
    </style:style>
    <style:style style:name="P10" style:family="paragraph" style:parent-style-name="Standard">
      <style:text-properties style:font-name="Liberation Mono" fo:font-size="14pt" officeooo:rsid="00bd8921" officeooo:paragraph-rsid="00bd8921" style:font-size-asian="14pt" style:font-size-complex="14pt"/>
    </style:style>
    <style:style style:name="P11" style:family="paragraph" style:parent-style-name="Preformatted_20_Text">
      <style:text-properties style:font-name="Liberation Mono" fo:font-size="14pt" officeooo:rsid="00bd8921" officeooo:paragraph-rsid="00bd8921" style:font-size-asian="14pt" style:font-size-complex="14pt"/>
    </style:style>
    <style:style style:name="P12" style:family="paragraph" style:parent-style-name="Title">
      <style:text-properties style:font-name="Liberation Mono" fo:font-size="14pt" style:font-size-asian="14pt" style:font-size-complex="14pt"/>
    </style:style>
    <style:style style:name="P13" style:family="paragraph" style:parent-style-name="Text_20_body">
      <style:text-properties style:font-name="Liberation Mono" fo:font-size="14pt" officeooo:rsid="012dec1e" officeooo:paragraph-rsid="012dec1e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Mono" fo:font-size="14pt" officeooo:paragraph-rsid="00ce81c2" style:font-size-asian="14pt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Mono" fo:font-size="14pt" officeooo:paragraph-rsid="016db01c" style:font-size-asian="14pt" style:font-size-complex="14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Mono" fo:font-size="14pt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Mono" fo:font-size="14pt" officeooo:paragraph-rsid="00ceedf1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Mono" fo:font-size="14pt" officeooo:paragraph-rsid="00d06d22" style:font-size-asian="14pt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style:font-name="Liberation Mono" fo:font-size="14pt" officeooo:paragraph-rsid="00d2b7dc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Mono" fo:font-size="14pt" officeooo:paragraph-rsid="00e80607" style:font-size-asian="14pt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Liberation Mono" fo:font-size="14pt" officeooo:paragraph-rsid="014989be" style:font-size-asian="14pt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Mono" fo:font-size="14pt" officeooo:paragraph-rsid="0173edd5" style:font-size-asian="14pt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Liberation Mono" fo:font-size="14pt" officeooo:paragraph-rsid="013a3177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Mono" fo:font-size="14pt" officeooo:paragraph-rsid="01985804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Mono" fo:font-size="14pt" officeooo:paragraph-rsid="01a04c92" style:font-size-asian="14pt" style:font-size-complex="14pt"/>
    </style:style>
    <style:style style:name="P26" style:family="paragraph" style:parent-style-name="Preformatted_20_Text">
      <style:text-properties style:font-name="Liberation Mono" fo:font-size="14pt" officeooo:rsid="00aaa868" officeooo:paragraph-rsid="00aaa868" style:font-size-asian="14pt" style:font-size-complex="14pt"/>
    </style:style>
    <style:style style:name="P27" style:family="paragraph" style:parent-style-name="Preformatted_20_Text">
      <style:text-properties style:font-name="Liberation Mono" fo:font-size="14pt" officeooo:rsid="00aaa868" officeooo:paragraph-rsid="00ab3716" style:font-size-asian="14pt" style:font-size-complex="14pt"/>
    </style:style>
    <style:style style:name="P28" style:family="paragraph" style:parent-style-name="Preformatted_20_Text">
      <style:text-properties style:font-name="Liberation Mono" fo:font-size="14pt" officeooo:rsid="00afabc8" officeooo:paragraph-rsid="00afabc8" style:font-size-asian="14pt" style:font-size-complex="14pt"/>
    </style:style>
    <style:style style:name="P29" style:family="paragraph" style:parent-style-name="Preformatted_20_Text">
      <style:text-properties style:font-name="Liberation Mono" fo:font-size="14pt" officeooo:rsid="00b089d7" officeooo:paragraph-rsid="00b089d7" style:font-size-asian="14pt" style:font-size-complex="14pt"/>
    </style:style>
    <style:style style:name="P30" style:family="paragraph" style:parent-style-name="Preformatted_20_Text">
      <style:text-properties style:font-name="Liberation Mono" fo:font-size="14pt" officeooo:rsid="00b2562f" officeooo:paragraph-rsid="00b2562f" style:font-size-asian="14pt" style:font-size-complex="14pt"/>
    </style:style>
    <style:style style:name="P31" style:family="paragraph" style:parent-style-name="Preformatted_20_Text">
      <style:text-properties style:font-name="Liberation Mono" fo:font-size="14pt" officeooo:rsid="00b399d0" officeooo:paragraph-rsid="00b399d0" style:font-size-asian="14pt" style:font-size-complex="14pt"/>
    </style:style>
    <style:style style:name="P32" style:family="paragraph" style:parent-style-name="Preformatted_20_Text">
      <style:text-properties style:font-name="Liberation Mono" fo:font-size="14pt" officeooo:rsid="00c5f868" officeooo:paragraph-rsid="00c5f868" style:font-size-asian="14pt" style:font-size-complex="14pt"/>
    </style:style>
    <style:style style:name="P33" style:family="paragraph" style:parent-style-name="Preformatted_20_Text">
      <style:text-properties style:font-name="Liberation Mono" fo:font-size="14pt" officeooo:rsid="00e73197" officeooo:paragraph-rsid="00e73197" style:font-size-asian="14pt" style:font-size-complex="14pt"/>
    </style:style>
    <style:style style:name="P34" style:family="paragraph" style:parent-style-name="Preformatted_20_Text">
      <style:text-properties style:font-name="Liberation Mono" fo:font-size="14pt" officeooo:rsid="0173edd5" officeooo:paragraph-rsid="0173edd5" style:font-size-asian="14pt" style:font-size-complex="14pt"/>
    </style:style>
    <style:style style:name="P35" style:family="paragraph" style:parent-style-name="Preformatted_20_Text">
      <style:text-properties style:font-name="Liberation Mono" fo:font-size="14pt" officeooo:rsid="013a3177" officeooo:paragraph-rsid="013a3177" style:font-size-asian="14pt" style:font-size-complex="14pt"/>
    </style:style>
    <style:style style:name="P36" style:family="paragraph" style:parent-style-name="Preformatted_20_Text">
      <style:text-properties style:font-name="Liberation Mono" fo:font-size="14pt" officeooo:rsid="011f7fcc" officeooo:paragraph-rsid="011f7fcc" style:font-size-asian="14pt" style:font-size-complex="14pt"/>
    </style:style>
    <style:style style:name="P37" style:family="paragraph" style:parent-style-name="Preformatted_20_Text">
      <style:text-properties style:font-name="Liberation Mono" fo:font-size="14pt" officeooo:rsid="00c6e7ac" officeooo:paragraph-rsid="00c6e7ac" style:font-size-asian="14pt" style:font-size-complex="14pt"/>
    </style:style>
    <style:style style:name="P38" style:family="paragraph" style:parent-style-name="Preformatted_20_Text">
      <style:text-properties style:font-name="Liberation Mono" fo:font-size="14pt" officeooo:rsid="00ab3716" officeooo:paragraph-rsid="00ab3716" style:font-size-asian="14pt" style:font-size-complex="14pt"/>
    </style:style>
    <style:style style:name="P39" style:family="paragraph" style:parent-style-name="Preformatted_20_Text">
      <style:text-properties style:font-name="Liberation Mono" fo:font-size="14pt" officeooo:rsid="0052e2e6" officeooo:paragraph-rsid="004f8c50" style:font-size-asian="14pt" style:font-size-complex="14pt"/>
    </style:style>
    <style:style style:name="P40" style:family="paragraph" style:parent-style-name="Preformatted_20_Text">
      <style:text-properties style:font-name="Liberation Mono" fo:font-size="14pt" officeooo:rsid="0052e2e6" officeooo:paragraph-rsid="008e882a" style:font-size-asian="14pt" style:font-size-complex="14pt"/>
    </style:style>
    <style:style style:name="P41" style:family="paragraph" style:parent-style-name="Preformatted_20_Text">
      <style:text-properties style:font-name="Liberation Mono" fo:font-size="14pt" officeooo:paragraph-rsid="00593f92" style:font-size-asian="14pt" style:font-size-complex="14pt"/>
    </style:style>
    <style:style style:name="P42" style:family="paragraph" style:parent-style-name="Preformatted_20_Text">
      <style:text-properties style:font-name="Liberation Mono" fo:font-size="14pt" officeooo:rsid="008e882a" officeooo:paragraph-rsid="008e882a" style:font-size-asian="14pt" style:font-size-complex="14pt"/>
    </style:style>
    <style:style style:name="P43" style:family="paragraph" style:parent-style-name="Preformatted_20_Text">
      <style:text-properties style:font-name="Liberation Mono" fo:font-size="14pt" officeooo:rsid="008e882a" officeooo:paragraph-rsid="00ab9ebe" style:font-size-asian="14pt" style:font-size-complex="14pt"/>
    </style:style>
    <style:style style:name="P44" style:family="paragraph" style:parent-style-name="Preformatted_20_Text">
      <style:text-properties style:font-name="Liberation Mono" fo:font-size="14pt" officeooo:rsid="00877d0a" officeooo:paragraph-rsid="008a34bc" style:font-size-asian="14pt" style:font-size-complex="14pt"/>
    </style:style>
    <style:style style:name="P45" style:family="paragraph" style:parent-style-name="Preformatted_20_Text">
      <style:text-properties style:font-name="Liberation Mono" fo:font-size="14pt" officeooo:rsid="00877d0a" officeooo:paragraph-rsid="00877d0a" style:font-size-asian="14pt" style:font-size-complex="14pt"/>
    </style:style>
    <style:style style:name="P46" style:family="paragraph" style:parent-style-name="Preformatted_20_Text">
      <style:text-properties style:font-name="Liberation Mono" fo:font-size="14pt" officeooo:paragraph-rsid="016db01c" style:font-size-asian="14pt" style:font-size-complex="14pt"/>
    </style:style>
    <style:style style:name="P47" style:family="paragraph" style:parent-style-name="Preformatted_20_Text">
      <style:text-properties style:font-name="Liberation Mono" fo:font-size="14pt" style:font-size-asian="14pt" style:font-size-complex="14pt"/>
    </style:style>
    <style:style style:name="P48" style:family="paragraph" style:parent-style-name="Preformatted_20_Text">
      <style:text-properties style:font-name="Liberation Mono" fo:font-size="14pt" officeooo:rsid="003d446d" officeooo:paragraph-rsid="00cb818f" style:font-size-asian="14pt" style:font-size-complex="14pt"/>
    </style:style>
    <style:style style:name="P49" style:family="paragraph" style:parent-style-name="Preformatted_20_Text">
      <style:text-properties style:font-name="Liberation Mono" fo:font-size="14pt" officeooo:rsid="003d446d" officeooo:paragraph-rsid="016db01c" style:font-size-asian="14pt" style:font-size-complex="14pt"/>
    </style:style>
    <style:style style:name="P50" style:family="paragraph" style:parent-style-name="Preformatted_20_Text">
      <style:text-properties style:font-name="Liberation Mono" fo:font-size="14pt" officeooo:rsid="00cc4f93" officeooo:paragraph-rsid="00cc4f93" style:font-size-asian="14pt" style:font-size-complex="14pt"/>
    </style:style>
    <style:style style:name="P51" style:family="paragraph" style:parent-style-name="Preformatted_20_Text">
      <style:text-properties style:font-name="Liberation Mono" fo:font-size="14pt" officeooo:rsid="005d8e62" style:font-size-asian="14pt" style:font-size-complex="14pt"/>
    </style:style>
    <style:style style:name="P52" style:family="paragraph" style:parent-style-name="Preformatted_20_Text">
      <style:text-properties style:font-name="Liberation Mono" fo:font-size="14pt" officeooo:rsid="005d8e62" officeooo:paragraph-rsid="005d8e62" style:font-size-asian="14pt" style:font-size-complex="14pt"/>
    </style:style>
    <style:style style:name="P53" style:family="paragraph" style:parent-style-name="Preformatted_20_Text">
      <style:text-properties style:font-name="Liberation Mono" fo:font-size="14pt" officeooo:rsid="005d8e62" officeooo:paragraph-rsid="005780ac" style:font-size-asian="14pt" style:font-size-complex="14pt"/>
    </style:style>
    <style:style style:name="P54" style:family="paragraph" style:parent-style-name="Preformatted_20_Text">
      <style:text-properties style:font-name="Liberation Mono" fo:font-size="14pt" officeooo:rsid="005d8e62" officeooo:paragraph-rsid="00810846" style:font-size-asian="14pt" style:font-size-complex="14pt"/>
    </style:style>
    <style:style style:name="P55" style:family="paragraph" style:parent-style-name="Preformatted_20_Text">
      <style:text-properties style:font-name="Liberation Mono" fo:font-size="14pt" officeooo:rsid="009b9563" officeooo:paragraph-rsid="009b9563" style:font-size-asian="14pt" style:font-size-complex="14pt"/>
    </style:style>
    <style:style style:name="P56" style:family="paragraph" style:parent-style-name="Preformatted_20_Text">
      <style:text-properties style:font-name="Liberation Mono" fo:font-size="14pt" officeooo:rsid="0130eb3d" officeooo:paragraph-rsid="0130eb3d" style:font-size-asian="14pt" style:font-size-complex="14pt"/>
    </style:style>
    <style:style style:name="P57" style:family="paragraph" style:parent-style-name="Preformatted_20_Text">
      <style:text-properties style:font-name="Liberation Mono" fo:font-size="14pt" officeooo:rsid="009c4c5e" officeooo:paragraph-rsid="0130eb3d" style:font-size-asian="14pt" style:font-size-complex="14pt"/>
    </style:style>
    <style:style style:name="P58" style:family="paragraph" style:parent-style-name="Preformatted_20_Text">
      <style:text-properties style:font-name="Liberation Mono" fo:font-size="14pt" officeooo:rsid="009c4c5e" officeooo:paragraph-rsid="009c4c5e" style:font-size-asian="14pt" style:font-size-complex="14pt"/>
    </style:style>
    <style:style style:name="P59" style:family="paragraph" style:parent-style-name="Preformatted_20_Text">
      <style:text-properties style:font-name="Liberation Mono" fo:font-size="14pt" officeooo:rsid="00810846" officeooo:paragraph-rsid="00810846" style:font-size-asian="14pt" style:font-size-complex="14pt"/>
    </style:style>
    <style:style style:name="P60" style:family="paragraph" style:parent-style-name="Preformatted_20_Text">
      <style:text-properties style:font-name="Liberation Mono" fo:font-size="14pt" officeooo:rsid="009e6602" officeooo:paragraph-rsid="009e6602" style:font-size-asian="14pt" style:font-size-complex="14pt"/>
    </style:style>
    <style:style style:name="P61" style:family="paragraph" style:parent-style-name="Preformatted_20_Text">
      <style:text-properties style:font-name="Liberation Mono" fo:font-size="14pt" officeooo:paragraph-rsid="00d06d22" style:font-size-asian="14pt" style:font-size-complex="14pt"/>
    </style:style>
    <style:style style:name="P62" style:family="paragraph" style:parent-style-name="Preformatted_20_Text">
      <style:text-properties style:font-name="Liberation Mono" fo:font-size="14pt" officeooo:paragraph-rsid="006b8381" style:font-size-asian="14pt" style:font-size-complex="14pt"/>
    </style:style>
    <style:style style:name="P63" style:family="paragraph" style:parent-style-name="Preformatted_20_Text">
      <style:text-properties style:font-name="Liberation Mono" fo:font-size="14pt" officeooo:rsid="00a06e9b" officeooo:paragraph-rsid="00a06e9b" style:font-size-asian="14pt" style:font-size-complex="14pt"/>
    </style:style>
    <style:style style:name="P64" style:family="paragraph" style:parent-style-name="Preformatted_20_Text">
      <style:text-properties style:font-name="Liberation Mono" fo:font-size="14pt" officeooo:rsid="00708f92" officeooo:paragraph-rsid="006b8381" style:font-size-asian="14pt" style:font-size-complex="14pt"/>
    </style:style>
    <style:style style:name="P65" style:family="paragraph" style:parent-style-name="Preformatted_20_Text">
      <style:text-properties style:font-name="Liberation Mono" fo:font-size="14pt" officeooo:paragraph-rsid="00d07d27" style:font-size-asian="14pt" style:font-size-complex="14pt"/>
    </style:style>
    <style:style style:name="P66" style:family="paragraph" style:parent-style-name="Preformatted_20_Text">
      <style:text-properties style:font-name="Liberation Mono" fo:font-size="14pt" officeooo:rsid="00d07d27" officeooo:paragraph-rsid="00d07d27" style:font-size-asian="14pt" style:font-size-complex="14pt"/>
    </style:style>
    <style:style style:name="P67" style:family="paragraph" style:parent-style-name="Preformatted_20_Text">
      <style:text-properties style:font-name="Liberation Mono" fo:font-size="14pt" officeooo:rsid="00d07d27" officeooo:paragraph-rsid="015f328b" style:font-size-asian="14pt" style:font-size-complex="14pt"/>
    </style:style>
    <style:style style:name="P68" style:family="paragraph" style:parent-style-name="Preformatted_20_Text">
      <style:text-properties style:font-name="Liberation Mono" fo:font-size="14pt" officeooo:rsid="015f328b" officeooo:paragraph-rsid="015f328b" style:font-size-asian="14pt" style:font-size-complex="14pt"/>
    </style:style>
    <style:style style:name="P69" style:family="paragraph" style:parent-style-name="Preformatted_20_Text">
      <style:text-properties style:font-name="Liberation Mono" fo:font-size="14pt" officeooo:paragraph-rsid="00714321" style:font-size-asian="14pt" style:font-size-complex="14pt"/>
    </style:style>
    <style:style style:name="P70" style:family="paragraph" style:parent-style-name="Preformatted_20_Text">
      <style:text-properties style:font-name="Liberation Mono" fo:font-size="14pt" officeooo:rsid="0073f5cf" officeooo:paragraph-rsid="0073f5cf" style:font-size-asian="14pt" style:font-size-complex="14pt"/>
    </style:style>
    <style:style style:name="P71" style:family="paragraph" style:parent-style-name="Preformatted_20_Text">
      <style:text-properties style:font-name="Liberation Mono" fo:font-size="14pt" officeooo:rsid="00634e23" officeooo:paragraph-rsid="00743685" style:font-size-asian="14pt" style:font-size-complex="14pt"/>
    </style:style>
    <style:style style:name="P72" style:family="paragraph" style:parent-style-name="Preformatted_20_Text">
      <style:text-properties style:font-name="Liberation Mono" fo:font-size="14pt" officeooo:rsid="00b6f52a" officeooo:paragraph-rsid="00b6f52a" style:font-size-asian="14pt" style:font-size-complex="14pt"/>
    </style:style>
    <style:style style:name="P73" style:family="paragraph" style:parent-style-name="Preformatted_20_Text">
      <style:text-properties style:font-name="Liberation Mono" fo:font-size="14pt" officeooo:rsid="00b6f52a" officeooo:paragraph-rsid="00b82c30" style:font-size-asian="14pt" style:font-size-complex="14pt"/>
    </style:style>
    <style:style style:name="P74" style:family="paragraph" style:parent-style-name="Preformatted_20_Text">
      <style:text-properties style:font-name="Liberation Mono" fo:font-size="14pt" officeooo:rsid="0082fca8" officeooo:paragraph-rsid="00b6f52a" style:font-size-asian="14pt" style:font-size-complex="14pt"/>
    </style:style>
    <style:style style:name="P75" style:family="paragraph" style:parent-style-name="Preformatted_20_Text">
      <style:text-properties style:font-name="Liberation Mono" fo:font-size="14pt" officeooo:rsid="0083bc30" officeooo:paragraph-rsid="00bc6c05" style:font-size-asian="14pt" style:font-size-complex="14pt"/>
    </style:style>
    <style:style style:name="P76" style:family="paragraph" style:parent-style-name="Preformatted_20_Text">
      <style:text-properties style:font-name="Liberation Mono" fo:font-size="14pt" officeooo:rsid="0083bc30" officeooo:paragraph-rsid="0083bc30" style:font-size-asian="14pt" style:font-size-complex="14pt"/>
    </style:style>
    <style:style style:name="P77" style:family="paragraph" style:parent-style-name="Preformatted_20_Text">
      <style:text-properties style:font-name="Liberation Mono" fo:font-size="14pt" officeooo:rsid="00a7991c" officeooo:paragraph-rsid="00a7991c" style:font-size-asian="14pt" style:font-size-complex="14pt"/>
    </style:style>
    <style:style style:name="P78" style:family="paragraph" style:parent-style-name="Preformatted_20_Text">
      <style:text-properties style:font-name="Liberation Mono" fo:font-size="14pt" officeooo:rsid="00543e4d" officeooo:paragraph-rsid="0085b3b0" style:font-size-asian="14pt" style:font-size-complex="14pt"/>
    </style:style>
    <style:style style:name="P79" style:family="paragraph" style:parent-style-name="Preformatted_20_Text">
      <style:text-properties style:font-name="Liberation Mono" fo:font-size="14pt" officeooo:rsid="0134830e" officeooo:paragraph-rsid="0134830e" style:font-size-asian="14pt" style:font-size-complex="14pt"/>
    </style:style>
    <style:style style:name="P80" style:family="paragraph" style:parent-style-name="Preformatted_20_Text">
      <style:text-properties style:font-name="Liberation Mono" fo:font-size="14pt" officeooo:rsid="00c43931" officeooo:paragraph-rsid="00c43931" style:font-size-asian="14pt" style:font-size-complex="14pt"/>
    </style:style>
    <style:style style:name="P81" style:family="paragraph" style:parent-style-name="Preformatted_20_Text">
      <style:text-properties style:font-name="Liberation Mono" fo:font-size="14pt" officeooo:paragraph-rsid="00e73197" style:font-size-asian="14pt" style:font-size-complex="14pt"/>
    </style:style>
    <style:style style:name="P82" style:family="paragraph" style:parent-style-name="Preformatted_20_Text">
      <style:text-properties style:font-name="Liberation Mono" fo:font-size="14pt" officeooo:rsid="014989be" officeooo:paragraph-rsid="014989be" style:font-size-asian="14pt" style:font-size-complex="14pt"/>
    </style:style>
    <style:style style:name="P83" style:family="paragraph" style:parent-style-name="Preformatted_20_Text">
      <style:text-properties style:font-name="Liberation Mono" fo:font-size="14pt" officeooo:paragraph-rsid="00e80607" style:font-size-asian="14pt" style:font-size-complex="14pt"/>
    </style:style>
    <style:style style:name="P84" style:family="paragraph" style:parent-style-name="Preformatted_20_Text">
      <style:text-properties style:font-name="Liberation Mono" fo:font-size="14pt" officeooo:paragraph-rsid="014989be" style:font-size-asian="14pt" style:font-size-complex="14pt"/>
    </style:style>
    <style:style style:name="P85" style:family="paragraph" style:parent-style-name="Preformatted_20_Text">
      <style:text-properties style:font-name="Liberation Mono" fo:font-size="14pt" officeooo:rsid="0166bad5" officeooo:paragraph-rsid="013cc938" style:font-size-asian="14pt" style:font-size-complex="14pt"/>
    </style:style>
    <style:style style:name="P86" style:family="paragraph" style:parent-style-name="Preformatted_20_Text">
      <style:text-properties style:font-name="Liberation Mono" fo:font-size="14pt" officeooo:paragraph-rsid="013a3177" style:font-size-asian="14pt" style:font-size-complex="14pt"/>
    </style:style>
    <style:style style:name="P87" style:family="paragraph" style:parent-style-name="Preformatted_20_Text">
      <style:text-properties style:font-name="Liberation Mono" fo:font-size="14pt" officeooo:paragraph-rsid="0173edd5" style:font-size-asian="14pt" style:font-size-complex="14pt"/>
    </style:style>
    <style:style style:name="P88" style:family="paragraph" style:parent-style-name="Preformatted_20_Text">
      <style:text-properties style:font-name="Liberation Mono" fo:font-size="14pt" officeooo:rsid="017f2e2a" officeooo:paragraph-rsid="018306ff" style:font-size-asian="14pt" style:font-size-complex="14pt"/>
    </style:style>
    <style:style style:name="P89" style:family="paragraph" style:parent-style-name="Preformatted_20_Text">
      <style:text-properties style:font-name="Liberation Mono" fo:font-size="14pt" officeooo:rsid="017f2e2a" officeooo:paragraph-rsid="017f2e2a" style:font-size-asian="14pt" style:font-size-complex="14pt"/>
    </style:style>
    <style:style style:name="P90" style:family="paragraph" style:parent-style-name="Preformatted_20_Text">
      <style:text-properties style:font-name="Liberation Mono" fo:font-size="14pt" officeooo:rsid="017f2e2a" officeooo:paragraph-rsid="01869f0c" style:font-size-asian="14pt" style:font-size-complex="14pt"/>
    </style:style>
    <style:style style:name="P91" style:family="paragraph" style:parent-style-name="Preformatted_20_Text">
      <style:text-properties style:font-name="Liberation Mono" fo:font-size="14pt" officeooo:rsid="013b115f" officeooo:paragraph-rsid="013b115f" style:font-size-asian="14pt" style:font-size-complex="14pt"/>
    </style:style>
    <style:style style:name="P92" style:family="paragraph" style:parent-style-name="Preformatted_20_Text">
      <style:text-properties style:font-name="Liberation Mono" fo:font-size="14pt" officeooo:rsid="0178b428" officeooo:paragraph-rsid="0178b428" style:font-size-asian="14pt" style:font-size-complex="14pt"/>
    </style:style>
    <style:style style:name="P93" style:family="paragraph" style:parent-style-name="Preformatted_20_Text">
      <style:text-properties style:font-name="Liberation Mono" fo:font-size="14pt" officeooo:rsid="01859b5c" officeooo:paragraph-rsid="01859b5c" style:font-size-asian="14pt" style:font-size-complex="14pt"/>
    </style:style>
    <style:style style:name="P94" style:family="paragraph" style:parent-style-name="Preformatted_20_Text">
      <style:text-properties style:font-name="Liberation Mono" fo:font-size="14pt" officeooo:paragraph-rsid="015f328b" style:font-size-asian="14pt" style:font-size-complex="14pt"/>
    </style:style>
    <style:style style:name="P95" style:family="paragraph" style:parent-style-name="Standard">
      <style:text-properties style:font-name="Liberation Mono" fo:font-size="14pt" officeooo:rsid="01945b80" officeooo:paragraph-rsid="01945b80" style:font-size-asian="14pt" style:font-size-complex="14pt"/>
    </style:style>
    <style:style style:name="P96" style:family="paragraph" style:parent-style-name="Standard">
      <style:text-properties style:font-name="Liberation Mono" fo:font-size="14pt" officeooo:rsid="0195bce9" officeooo:paragraph-rsid="0195bce9" style:font-size-asian="14pt" style:font-size-complex="14pt"/>
    </style:style>
    <style:style style:name="P97" style:family="paragraph" style:parent-style-name="Preformatted_20_Text">
      <style:text-properties style:font-name="Liberation Mono" fo:font-size="14pt" officeooo:rsid="016ab4bc" officeooo:paragraph-rsid="016ab4bc" style:font-size-asian="14pt" style:font-size-complex="14pt"/>
    </style:style>
    <style:style style:name="P98" style:family="paragraph" style:parent-style-name="Preformatted_20_Text">
      <style:text-properties style:font-name="Liberation Mono" fo:font-size="14pt" officeooo:rsid="0197122b" officeooo:paragraph-rsid="0197122b" style:font-size-asian="14pt" style:font-size-complex="14pt"/>
    </style:style>
    <style:style style:name="P99" style:family="paragraph" style:parent-style-name="Preformatted_20_Text">
      <style:paragraph-properties fo:text-align="center" style:justify-single-word="false"/>
      <style:text-properties style:font-name="Liberation Mono" fo:font-size="14pt" officeooo:paragraph-rsid="00ce81c2" style:font-size-asian="14pt" style:font-size-complex="14pt"/>
    </style:style>
    <style:style style:name="P100" style:family="paragraph" style:parent-style-name="Preformatted_20_Text">
      <style:text-properties style:font-name="Liberation Mono" fo:font-size="14pt" officeooo:rsid="0170d9a3" officeooo:paragraph-rsid="0170d9a3" style:font-size-asian="14pt" style:font-size-complex="14pt"/>
    </style:style>
    <style:style style:name="P101" style:family="paragraph" style:parent-style-name="Preformatted_20_Text">
      <style:text-properties style:font-name="Liberation Mono" fo:font-size="14pt" officeooo:rsid="01a04c92" officeooo:paragraph-rsid="01a04c92" style:font-size-asian="14pt" style:font-size-complex="14pt"/>
    </style:style>
    <style:style style:name="P102" style:family="paragraph" style:parent-style-name="Preformatted_20_Text">
      <style:text-properties style:font-name="Liberation Mono" fo:font-size="14pt" officeooo:paragraph-rsid="01a04c92" style:font-size-asian="14pt" style:font-size-complex="14pt"/>
    </style:style>
    <style:style style:name="P103" style:family="paragraph" style:parent-style-name="Preformatted_20_Text">
      <style:text-properties style:font-name="Liberation Mono" fo:font-size="14pt" officeooo:paragraph-rsid="01869f0c" style:font-size-asian="14pt" style:font-size-complex="14pt"/>
    </style:style>
    <style:style style:name="P104" style:family="paragraph" style:parent-style-name="Preformatted_20_Text">
      <style:paragraph-properties fo:text-align="start" style:justify-single-word="false"/>
      <style:text-properties style:font-name="Liberation Mono" fo:font-size="14pt" fo:font-weight="bold" officeooo:rsid="00c8100b" officeooo:paragraph-rsid="00c8100b" style:font-size-asian="14pt" style:font-weight-asian="bold" style:font-size-complex="14pt" style:font-weight-complex="bold"/>
    </style:style>
    <style:style style:name="P105" style:family="paragraph" style:parent-style-name="Preformatted_20_Text">
      <style:paragraph-properties fo:text-align="start" style:justify-single-word="false"/>
      <style:text-properties style:font-name="Liberation Mono" fo:font-size="14pt" fo:font-weight="bold" officeooo:rsid="0170d9a3" officeooo:paragraph-rsid="0171d668" style:font-size-asian="14pt" style:font-weight-asian="bold" style:font-size-complex="14pt" style:font-weight-complex="bold"/>
    </style:style>
    <style:style style:name="P106" style:family="paragraph" style:parent-style-name="Preformatted_20_Text">
      <style:text-properties style:font-name="Liberation Mono" fo:font-size="14pt" officeooo:rsid="003a28e5" officeooo:paragraph-rsid="004c7b4b" style:font-name-asian="Liberation Mono" style:font-size-asian="14pt" style:font-name-complex="Liberation Mono" style:font-size-complex="14pt"/>
    </style:style>
    <style:style style:name="P107" style:family="paragraph" style:parent-style-name="Preformatted_20_Text">
      <style:text-properties style:font-name="Liberation Mono" fo:font-size="14pt" officeooo:rsid="004c7b4b" officeooo:paragraph-rsid="004c7b4b" style:font-name-asian="Liberation Mono" style:font-size-asian="14pt" style:font-name-complex="Liberation Mono" style:font-size-complex="14pt"/>
    </style:style>
    <style:style style:name="P108" style:family="paragraph" style:parent-style-name="Preformatted_20_Text">
      <style:text-properties style:font-name="Liberation Mono" fo:font-size="14pt" officeooo:rsid="004c7b4b" officeooo:paragraph-rsid="00cb818f" style:font-name-asian="Liberation Mono" style:font-size-asian="14pt" style:font-name-complex="Liberation Mono" style:font-size-complex="14pt"/>
    </style:style>
    <style:style style:name="P109" style:family="paragraph" style:parent-style-name="Preformatted_20_Text">
      <style:text-properties style:font-name="Liberation Mono" fo:font-size="14pt" officeooo:rsid="00cc4f93" officeooo:paragraph-rsid="00cc4f93" style:font-name-asian="Liberation Mono" style:font-size-asian="14pt" style:font-name-complex="Liberation Mono" style:font-size-complex="14pt"/>
    </style:style>
    <style:style style:name="P110" style:family="paragraph" style:parent-style-name="Preformatted_20_Text">
      <style:text-properties style:font-name="Liberation Mono" fo:font-size="14pt" officeooo:rsid="005780ac" style:font-name-asian="Liberation Mono" style:font-size-asian="14pt" style:font-name-complex="Liberation Mono" style:font-size-complex="14pt"/>
    </style:style>
    <style:style style:name="P111" style:family="paragraph" style:parent-style-name="Preformatted_20_Text">
      <style:text-properties style:font-name="Liberation Mono" fo:font-size="14pt" officeooo:rsid="005780ac" officeooo:paragraph-rsid="00604388" style:font-name-asian="Liberation Mono" style:font-size-asian="14pt" style:font-name-complex="Liberation Mono" style:font-size-complex="14pt"/>
    </style:style>
    <style:style style:name="P112" style:family="paragraph" style:parent-style-name="Preformatted_20_Text">
      <style:text-properties style:font-name="Liberation Mono" fo:font-size="14pt" officeooo:rsid="009ab969" officeooo:paragraph-rsid="009ab969" style:font-name-asian="Liberation Mono" style:font-size-asian="14pt" style:font-name-complex="Liberation Mono" style:font-size-complex="14pt"/>
    </style:style>
    <style:style style:name="P113" style:family="paragraph" style:parent-style-name="Preformatted_20_Text">
      <style:text-properties style:font-name="Liberation Mono" fo:font-size="14pt" officeooo:rsid="00810846" officeooo:paragraph-rsid="00810846" style:font-name-asian="Liberation Mono" style:font-size-asian="14pt" style:font-name-complex="Liberation Mono" style:font-size-complex="14pt"/>
    </style:style>
    <style:style style:name="P114" style:family="paragraph" style:parent-style-name="Preformatted_20_Text">
      <style:text-properties style:font-name="Liberation Mono" fo:font-size="14pt" officeooo:rsid="00708f92" officeooo:paragraph-rsid="006b8381" style:font-name-asian="Liberation Mono" style:font-size-asian="14pt" style:font-name-complex="Liberation Mono" style:font-size-complex="14pt"/>
    </style:style>
    <style:style style:name="P115" style:family="paragraph" style:parent-style-name="Preformatted_20_Text">
      <style:text-properties style:font-name="Liberation Mono" fo:font-size="14pt" officeooo:rsid="00d06d22" officeooo:paragraph-rsid="00d06d22" style:font-name-asian="Liberation Mono" style:font-size-asian="14pt" style:font-name-complex="Liberation Mono" style:font-size-complex="14pt"/>
    </style:style>
    <style:style style:name="P116" style:family="paragraph" style:parent-style-name="Preformatted_20_Text">
      <style:text-properties style:font-name="Liberation Mono" fo:font-size="14pt" officeooo:rsid="00d06d22" officeooo:paragraph-rsid="01939fdb" style:font-name-asian="Liberation Mono" style:font-size-asian="14pt" style:font-name-complex="Liberation Mono" style:font-size-complex="14pt"/>
    </style:style>
    <style:style style:name="P117" style:family="paragraph" style:parent-style-name="Preformatted_20_Text">
      <style:text-properties style:font-name="Liberation Mono" fo:font-size="14pt" officeooo:rsid="00a06e9b" officeooo:paragraph-rsid="00a06e9b" style:font-name-asian="Liberation Mono" style:font-size-asian="14pt" style:font-name-complex="Liberation Mono" style:font-size-complex="14pt"/>
    </style:style>
    <style:style style:name="P118" style:family="paragraph" style:parent-style-name="Preformatted_20_Text">
      <style:text-properties style:font-name="Liberation Mono" fo:font-size="14pt" officeooo:rsid="00d07d27" officeooo:paragraph-rsid="00d07d27" style:font-name-asian="Liberation Mono" style:font-size-asian="14pt" style:font-name-complex="Liberation Mono" style:font-size-complex="14pt"/>
    </style:style>
    <style:style style:name="P119" style:family="paragraph" style:parent-style-name="Preformatted_20_Text">
      <style:text-properties style:font-name="Liberation Mono" fo:font-size="14pt" officeooo:rsid="00a539f5" officeooo:paragraph-rsid="00a7991c" style:font-name-asian="Liberation Mono" style:font-size-asian="14pt" style:font-name-complex="Liberation Mono" style:font-size-complex="14pt"/>
    </style:style>
    <style:style style:name="P120" style:family="paragraph" style:parent-style-name="Preformatted_20_Text">
      <style:text-properties style:font-name="Liberation Mono" fo:font-size="14pt" officeooo:rsid="006b8381" officeooo:paragraph-rsid="006b8381" style:font-name-asian="Liberation Mono" style:font-size-asian="14pt" style:font-name-complex="Liberation Mono" style:font-size-complex="14pt"/>
    </style:style>
    <style:style style:name="P121" style:family="paragraph" style:parent-style-name="Preformatted_20_Text">
      <style:text-properties style:font-name="Liberation Mono" fo:font-size="14pt" officeooo:rsid="01934057" officeooo:paragraph-rsid="01934057" style:font-name-asian="Liberation Mono" style:font-size-asian="14pt" style:font-name-complex="Liberation Mono" style:font-size-complex="14pt"/>
    </style:style>
    <style:style style:name="P122" style:family="paragraph" style:parent-style-name="Preformatted_20_Text">
      <style:text-properties style:font-name="Liberation Mono" fo:font-size="14pt" officeooo:rsid="01939fdb" officeooo:paragraph-rsid="01939fdb" style:font-name-asian="Liberation Mono" style:font-size-asian="14pt" style:font-name-complex="Liberation Mono" style:font-size-complex="14pt"/>
    </style:style>
    <style:style style:name="P123" style:family="paragraph" style:parent-style-name="Preformatted_20_Text">
      <style:text-properties style:font-name="Liberation Mono" fo:font-size="14pt" officeooo:rsid="019410b8" officeooo:paragraph-rsid="019410b8" style:font-name-asian="Liberation Mono" style:font-size-asian="14pt" style:font-name-complex="Liberation Mono" style:font-size-complex="14pt"/>
    </style:style>
    <style:style style:name="P124" style:family="paragraph" style:parent-style-name="Preformatted_20_Text">
      <style:text-properties style:font-name="Liberation Mono" fo:font-size="14pt" fo:font-weight="normal" officeooo:rsid="00d06d22" officeooo:paragraph-rsid="00d06d22" style:font-size-asian="14pt" style:font-weight-asian="normal" style:font-size-complex="14pt" style:font-weight-complex="normal"/>
    </style:style>
    <style:style style:name="P125" style:family="paragraph" style:parent-style-name="Preformatted_20_Text">
      <style:text-properties style:font-name="Liberation Mono" fo:font-size="14pt" fo:font-weight="normal" officeooo:rsid="01404d05" officeooo:paragraph-rsid="01404d05" style:font-size-asian="14pt" style:font-weight-asian="normal" style:font-size-complex="14pt" style:font-weight-complex="normal"/>
    </style:style>
    <style:style style:name="P126" style:family="paragraph" style:parent-style-name="Preformatted_20_Text">
      <style:text-properties style:font-name="Liberation Mono" fo:font-size="14pt" fo:font-weight="normal" officeooo:rsid="014b4da2" officeooo:paragraph-rsid="014b4da2" style:font-size-asian="14pt" style:font-weight-asian="normal" style:font-size-complex="14pt" style:font-weight-complex="normal"/>
    </style:style>
    <style:style style:name="P127" style:family="paragraph" style:parent-style-name="Preformatted_20_Text">
      <style:text-properties style:font-name="Liberation Mono" fo:font-size="14pt" fo:font-weight="normal" officeooo:rsid="014b4da2" officeooo:paragraph-rsid="014a2d7d" style:font-size-asian="14pt" style:font-weight-asian="normal" style:font-size-complex="14pt" style:font-weight-complex="normal"/>
    </style:style>
    <style:style style:name="P128" style:family="paragraph" style:parent-style-name="Preformatted_20_Text">
      <style:text-properties style:font-name="Liberation Mono" fo:font-size="14pt" fo:font-weight="normal" officeooo:rsid="014a2d7d" officeooo:paragraph-rsid="014a2d7d" style:font-size-asian="14pt" style:font-weight-asian="normal" style:font-size-complex="14pt" style:font-weight-complex="normal"/>
    </style:style>
    <style:style style:name="P129" style:family="paragraph" style:parent-style-name="Preformatted_20_Text">
      <style:text-properties style:font-name="Liberation Mono" fo:font-size="14pt" fo:font-weight="normal" officeooo:rsid="014a2d7d" officeooo:paragraph-rsid="014b4da2" style:font-size-asian="14pt" style:font-weight-asian="normal" style:font-size-complex="14pt" style:font-weight-complex="normal"/>
    </style:style>
    <style:style style:name="P130" style:family="paragraph" style:parent-style-name="Preformatted_20_Text">
      <style:text-properties style:font-name="Liberation Mono" fo:font-size="14pt" fo:font-weight="normal" officeooo:rsid="014d309a" officeooo:paragraph-rsid="014d309a" style:font-size-asian="14pt" style:font-weight-asian="normal" style:font-size-complex="14pt" style:font-weight-complex="normal"/>
    </style:style>
    <style:style style:name="P131" style:family="paragraph" style:parent-style-name="Preformatted_20_Text">
      <style:text-properties style:font-name="Liberation Mono" fo:font-size="14pt" fo:font-weight="normal" officeooo:rsid="014d309a" officeooo:paragraph-rsid="015007f0" style:font-size-asian="14pt" style:font-weight-asian="normal" style:font-size-complex="14pt" style:font-weight-complex="normal"/>
    </style:style>
    <style:style style:name="P132" style:family="paragraph" style:parent-style-name="Preformatted_20_Text">
      <style:text-properties style:font-name="Liberation Mono" fo:font-size="14pt" fo:font-weight="normal" officeooo:rsid="0151ab78" officeooo:paragraph-rsid="0154cef9" style:font-size-asian="14pt" style:font-weight-asian="normal" style:font-size-complex="14pt" style:font-weight-complex="normal"/>
    </style:style>
    <style:style style:name="P133" style:family="paragraph" style:parent-style-name="Preformatted_20_Text">
      <style:text-properties style:font-name="Liberation Mono" fo:font-size="14pt" fo:font-weight="normal" officeooo:rsid="0157b152" officeooo:paragraph-rsid="0157b152" style:font-size-asian="14pt" style:font-weight-asian="normal" style:font-size-complex="14pt" style:font-weight-complex="normal"/>
    </style:style>
    <style:style style:name="P134" style:family="paragraph" style:parent-style-name="Preformatted_20_Text">
      <style:text-properties style:font-name="Liberation Mono" fo:font-size="14pt" fo:font-weight="normal" officeooo:rsid="015c09f3" officeooo:paragraph-rsid="015c09f3" style:font-size-asian="14pt" style:font-weight-asian="normal" style:font-size-complex="14pt" style:font-weight-complex="normal"/>
    </style:style>
    <style:style style:name="P135" style:family="paragraph" style:parent-style-name="Preformatted_20_Text">
      <style:text-properties style:font-name="Liberation Mono" fo:font-size="14pt" fo:font-weight="normal" officeooo:rsid="015d1691" officeooo:paragraph-rsid="015d1691" style:font-size-asian="14pt" style:font-weight-asian="normal" style:font-size-complex="14pt" style:font-weight-complex="normal"/>
    </style:style>
    <style:style style:name="P136" style:family="paragraph" style:parent-style-name="Preformatted_20_Text">
      <style:text-properties style:font-name="Liberation Mono" fo:font-size="14pt" fo:font-weight="normal" officeooo:rsid="0171d668" officeooo:paragraph-rsid="0171d668" style:font-size-asian="14pt" style:font-weight-asian="normal" style:font-size-complex="14pt" style:font-weight-complex="normal"/>
    </style:style>
    <style:style style:name="P137" style:family="paragraph" style:parent-style-name="Preformatted_20_Text">
      <style:text-properties style:font-name="Liberation Mono" fo:font-size="14pt" fo:font-weight="normal" officeooo:rsid="0173edd5" officeooo:paragraph-rsid="0173edd5" style:font-size-asian="14pt" style:font-weight-asian="normal" style:font-size-complex="14pt" style:font-weight-complex="normal"/>
    </style:style>
    <style:style style:name="P138" style:family="paragraph" style:parent-style-name="Preformatted_20_Text">
      <style:text-properties style:font-name="Liberation Mono" fo:font-size="14pt" fo:font-weight="normal" officeooo:rsid="01792fa5" officeooo:paragraph-rsid="01792fa5" style:font-size-asian="14pt" style:font-weight-asian="normal" style:font-size-complex="14pt" style:font-weight-complex="normal"/>
    </style:style>
    <style:style style:name="P139" style:family="paragraph" style:parent-style-name="Preformatted_20_Text">
      <style:text-properties style:font-name="Liberation Mono" fo:font-size="14pt" fo:font-weight="normal" officeooo:rsid="01760cac" officeooo:paragraph-rsid="01760cac" style:font-size-asian="14pt" style:font-weight-asian="normal" style:font-size-complex="14pt" style:font-weight-complex="normal"/>
    </style:style>
    <style:style style:name="P140" style:family="paragraph" style:parent-style-name="Preformatted_20_Text">
      <style:text-properties style:font-name="Liberation Mono" fo:font-size="14pt" fo:font-weight="normal" officeooo:rsid="017c844c" officeooo:paragraph-rsid="017c844c" style:font-size-asian="14pt" style:font-weight-asian="normal" style:font-size-complex="14pt" style:font-weight-complex="normal"/>
    </style:style>
    <style:style style:name="P141" style:family="paragraph" style:parent-style-name="Preformatted_20_Text">
      <style:paragraph-properties fo:text-align="start" style:justify-single-word="false"/>
      <style:text-properties style:font-name="Liberation Mono" fo:font-size="14pt" fo:font-weight="normal" officeooo:paragraph-rsid="018b597f" style:font-size-asian="14pt" style:font-weight-asian="normal" style:font-size-complex="14pt" style:font-weight-complex="normal"/>
    </style:style>
    <style:style style:name="P142" style:family="paragraph" style:parent-style-name="Preformatted_20_Text">
      <style:text-properties style:font-name="Liberation Mono" fo:font-size="14pt" fo:font-weight="normal" officeooo:rsid="016db01c" officeooo:paragraph-rsid="01985804" style:font-size-asian="14pt" style:font-weight-asian="normal" style:font-size-complex="14pt" style:font-weight-complex="normal"/>
    </style:style>
    <style:style style:name="P143" style:family="paragraph" style:parent-style-name="Preformatted_20_Text">
      <style:text-properties style:font-name="Liberation Mono" fo:font-size="14pt" fo:font-weight="normal" officeooo:rsid="01985804" officeooo:paragraph-rsid="01985804" style:font-size-asian="14pt" style:font-weight-asian="normal" style:font-size-complex="14pt" style:font-weight-complex="normal"/>
    </style:style>
    <style:style style:name="P144" style:family="paragraph" style:parent-style-name="Preformatted_20_Text">
      <style:paragraph-properties fo:text-align="start" style:justify-single-word="false"/>
      <style:text-properties style:font-name="Liberation Mono" fo:font-size="14pt" fo:font-weight="normal" officeooo:rsid="01a04c92" officeooo:paragraph-rsid="01a04c92" style:font-size-asian="14pt" style:font-weight-asian="normal" style:font-size-complex="14pt" style:font-weight-complex="normal"/>
    </style:style>
    <style:style style:name="P145" style:family="paragraph" style:parent-style-name="Preformatted_20_Text">
      <style:paragraph-properties fo:text-align="start" style:justify-single-word="false"/>
      <style:text-properties style:font-name="Liberation Mono" fo:font-size="14pt" fo:font-weight="normal" officeooo:rsid="01a174d1" officeooo:paragraph-rsid="01a174d1" style:font-size-asian="14pt" style:font-weight-asian="normal" style:font-size-complex="14pt" style:font-weight-complex="normal"/>
    </style:style>
    <style:style style:name="P146" style:family="paragraph" style:parent-style-name="Preformatted_20_Text">
      <style:text-properties style:font-name="Liberation Mono" fo:font-size="14pt" fo:font-style="italic" fo:font-weight="normal" officeooo:rsid="01792fa5" officeooo:paragraph-rsid="01792fa5" style:font-size-asian="14pt" style:font-style-asian="italic" style:font-weight-asian="normal" style:font-size-complex="14pt" style:font-style-complex="italic" style:font-weight-complex="normal"/>
    </style:style>
    <style:style style:name="P147" style:family="paragraph" style:parent-style-name="Preformatted_20_Text">
      <style:text-properties style:font-name="Liberation Mono" fo:font-size="14pt" fo:font-style="italic" fo:font-weight="normal" officeooo:rsid="017c844c" officeooo:paragraph-rsid="017c844c" style:font-size-asian="14pt" style:font-style-asian="italic" style:font-weight-asian="normal" style:font-size-complex="14pt" style:font-style-complex="italic" style:font-weight-complex="normal"/>
    </style:style>
    <style:style style:name="P148" style:family="paragraph" style:parent-style-name="Preformatted_20_Text">
      <style:text-properties style:font-name="Liberation Mono" fo:font-size="14pt" fo:font-style="italic" fo:font-weight="normal" officeooo:rsid="017c844c" officeooo:paragraph-rsid="018306ff" style:font-size-asian="14pt" style:font-style-asian="italic" style:font-weight-asian="normal" style:font-size-complex="14pt" style:font-style-complex="italic" style:font-weight-complex="normal"/>
    </style:style>
    <style:style style:name="P149" style:family="paragraph" style:parent-style-name="Preformatted_20_Text">
      <style:text-properties style:font-name="Liberation Mono" fo:font-size="14pt" fo:font-style="italic" fo:font-weight="normal" officeooo:rsid="017c844c" officeooo:paragraph-rsid="01869f0c" style:font-size-asian="14pt" style:font-style-asian="italic" style:font-weight-asian="normal" style:font-size-complex="14pt" style:font-style-complex="italic" style:font-weight-complex="normal"/>
    </style:style>
    <style:style style:name="P150" style:family="paragraph" style:parent-style-name="Preformatted_20_Text">
      <style:text-properties style:font-name="Liberation Mono" fo:font-size="14pt" fo:font-style="normal" fo:font-weight="normal" officeooo:rsid="01869f0c" officeooo:paragraph-rsid="01869f0c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Preformatted_20_Text">
      <style:text-properties style:font-name="Liberation Mono" fo:font-size="14pt" fo:font-style="normal" fo:font-weight="normal" officeooo:rsid="018306ff" officeooo:paragraph-rsid="01869f0c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Preformatted_20_Text">
      <style:text-properties style:font-name="Liberation Mono"/>
    </style:style>
    <style:style style:name="P153" style:family="paragraph" style:parent-style-name="Preformatted_20_Text">
      <style:paragraph-properties fo:text-align="start" style:justify-single-word="false"/>
      <style:text-properties style:font-name="Liberation Mono" fo:font-size="14pt" officeooo:paragraph-rsid="01a04c92" style:font-size-asian="14pt" style:font-size-complex="14pt"/>
    </style:style>
    <style:style style:name="P154" style:family="paragraph" style:parent-style-name="Heading_20_1">
      <style:paragraph-properties fo:text-align="start" style:justify-single-word="false"/>
      <style:text-properties style:font-name="Liberation Mono" fo:font-size="14pt" style:font-size-asian="14pt" style:font-size-complex="14pt"/>
    </style:style>
    <style:style style:name="T1" style:family="text">
      <style:text-properties officeooo:rsid="003b5989"/>
    </style:style>
    <style:style style:name="T2" style:family="text">
      <style:text-properties officeooo:rsid="0047e35a"/>
    </style:style>
    <style:style style:name="T3" style:family="text">
      <style:text-properties officeooo:rsid="004c7b4b"/>
    </style:style>
    <style:style style:name="T4" style:family="text">
      <style:text-properties officeooo:rsid="005780ac"/>
    </style:style>
    <style:style style:name="T5" style:family="text">
      <style:text-properties officeooo:rsid="00593f92"/>
    </style:style>
    <style:style style:name="T6" style:family="text">
      <style:text-properties officeooo:rsid="0060ee89"/>
    </style:style>
    <style:style style:name="T7" style:family="text">
      <style:text-properties officeooo:rsid="006230bd"/>
    </style:style>
    <style:style style:name="T8" style:family="text">
      <style:text-properties officeooo:rsid="00634e23"/>
    </style:style>
    <style:style style:name="T9" style:family="text">
      <style:text-properties officeooo:rsid="006d44fa"/>
    </style:style>
    <style:style style:name="T10" style:family="text">
      <style:text-properties officeooo:rsid="00714321"/>
    </style:style>
    <style:style style:name="T11" style:family="text">
      <style:text-properties officeooo:rsid="007274c7"/>
    </style:style>
    <style:style style:name="T12" style:family="text">
      <style:text-properties officeooo:rsid="0085b3b0"/>
    </style:style>
    <style:style style:name="T13" style:family="text">
      <style:text-properties officeooo:rsid="009ab969"/>
    </style:style>
    <style:style style:name="T14" style:family="text">
      <style:text-properties officeooo:rsid="009c4c5e"/>
    </style:style>
    <style:style style:name="T15" style:family="text">
      <style:text-properties officeooo:rsid="00a0b681"/>
    </style:style>
    <style:style style:name="T16" style:family="text">
      <style:text-properties officeooo:rsid="00a3372b"/>
    </style:style>
    <style:style style:name="T17" style:family="text">
      <style:text-properties officeooo:rsid="00ab3716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ab9ebe"/>
    </style:style>
    <style:style style:name="T20" style:family="text">
      <style:text-properties style:text-position="0% 100%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ae7a76" style:font-size-asian="18pt" style:font-size-complex="18pt"/>
    </style:style>
    <style:style style:name="T23" style:family="text">
      <style:text-properties fo:font-size="18pt" officeooo:rsid="012f7e32" style:font-size-asian="18pt" style:font-size-complex="18pt"/>
    </style:style>
    <style:style style:name="T24" style:family="text">
      <style:text-properties officeooo:rsid="00ab9ebe"/>
    </style:style>
    <style:style style:name="T25" style:family="text">
      <style:text-properties officeooo:rsid="00ac8f1c"/>
    </style:style>
    <style:style style:name="T26" style:family="text">
      <style:text-properties officeooo:rsid="00b399d0"/>
    </style:style>
    <style:style style:name="T27" style:family="text">
      <style:text-properties officeooo:rsid="00b6f52a"/>
    </style:style>
    <style:style style:name="T28" style:family="text">
      <style:text-properties officeooo:rsid="00836d4a"/>
    </style:style>
    <style:style style:name="T29" style:family="text">
      <style:text-properties officeooo:rsid="00b82c30"/>
    </style:style>
    <style:style style:name="T30" style:family="text">
      <style:text-properties officeooo:rsid="00bab6e6"/>
    </style:style>
    <style:style style:name="T31" style:family="text">
      <style:text-properties officeooo:rsid="00bc6c05"/>
    </style:style>
    <style:style style:name="T32" style:family="text">
      <style:text-properties officeooo:rsid="00bd8921"/>
    </style:style>
    <style:style style:name="T33" style:family="text">
      <style:text-properties officeooo:rsid="00bde6ff"/>
    </style:style>
    <style:style style:name="T34" style:family="text">
      <style:text-properties style:font-name-asian="Liberation Mono" style:font-name-complex="Liberation Mono"/>
    </style:style>
    <style:style style:name="T35" style:family="text">
      <style:text-properties officeooo:rsid="009ab969" style:font-name-asian="Liberation Mono" style:font-name-complex="Liberation Mono"/>
    </style:style>
    <style:style style:name="T36" style:family="text">
      <style:text-properties officeooo:rsid="005780ac" style:font-name-asian="Liberation Mono" style:font-name-complex="Liberation Mono"/>
    </style:style>
    <style:style style:name="T37" style:family="text">
      <style:text-properties officeooo:rsid="00810846" style:font-name-asian="Liberation Mono" style:font-name-complex="Liberation Mono"/>
    </style:style>
    <style:style style:name="T38" style:family="text">
      <style:text-properties officeooo:rsid="009c4c5e" style:font-name-asian="Liberation Mono" style:font-name-complex="Liberation Mono"/>
    </style:style>
    <style:style style:name="T39" style:family="text">
      <style:text-properties officeooo:rsid="005e5380" style:font-name-asian="Liberation Mono" style:font-name-complex="Liberation Mono"/>
    </style:style>
    <style:style style:name="T40" style:family="text">
      <style:text-properties officeooo:rsid="00a06e9b" style:font-name-asian="Liberation Mono" style:font-name-complex="Liberation Mono"/>
    </style:style>
    <style:style style:name="T41" style:family="text">
      <style:text-properties officeooo:rsid="00a539f5" style:font-name-asian="Liberation Mono" style:font-name-complex="Liberation Mono"/>
    </style:style>
    <style:style style:name="T42" style:family="text">
      <style:text-properties officeooo:rsid="00c43931" style:font-name-asian="Liberation Mono" style:font-name-complex="Liberation Mono"/>
    </style:style>
    <style:style style:name="T43" style:family="text">
      <style:text-properties officeooo:rsid="00d06d22" style:font-name-asian="Liberation Mono" style:font-name-complex="Liberation Mono"/>
    </style:style>
    <style:style style:name="T44" style:family="text">
      <style:text-properties officeooo:rsid="00d07d27" style:font-name-asian="Liberation Mono" style:font-name-complex="Liberation Mono"/>
    </style:style>
    <style:style style:name="T45" style:family="text">
      <style:text-properties officeooo:rsid="00be5fcc"/>
    </style:style>
    <style:style style:name="T46" style:family="text">
      <style:text-properties officeooo:rsid="00c43931"/>
    </style:style>
    <style:style style:name="T47" style:family="text">
      <style:text-properties officeooo:rsid="00c5f868"/>
    </style:style>
    <style:style style:name="T48" style:family="text">
      <style:text-properties fo:font-weight="bold" officeooo:rsid="00cb818f" style:font-weight-asian="bold" style:font-weight-complex="bold"/>
    </style:style>
    <style:style style:name="T49" style:family="text">
      <style:text-properties fo:font-weight="bold" officeooo:rsid="00c8100b" style:font-weight-asian="bold" style:font-weight-complex="bold"/>
    </style:style>
    <style:style style:name="T50" style:family="text">
      <style:text-properties fo:font-weight="bold" officeooo:rsid="00ce81c2" style:font-weight-asian="bold" style:font-weight-complex="bold"/>
    </style:style>
    <style:style style:name="T51" style:family="text">
      <style:text-properties fo:font-weight="bold" officeooo:rsid="00ceedf1" style:font-weight-asian="bold" style:font-weight-complex="bold"/>
    </style:style>
    <style:style style:name="T52" style:family="text">
      <style:text-properties fo:font-weight="bold" officeooo:rsid="00d06d22" style:font-weight-asian="bold" style:font-weight-complex="bold"/>
    </style:style>
    <style:style style:name="T53" style:family="text">
      <style:text-properties fo:font-weight="bold" officeooo:rsid="00d2b7dc" style:font-weight-asian="bold" style:font-weight-complex="bold"/>
    </style:style>
    <style:style style:name="T54" style:family="text">
      <style:text-properties fo:font-weight="bold" officeooo:rsid="00e73197" style:font-weight-asian="bold" style:font-weight-complex="bold"/>
    </style:style>
    <style:style style:name="T55" style:family="text">
      <style:text-properties fo:font-weight="bold" officeooo:rsid="00e80607" style:font-weight-asian="bold" style:font-weight-complex="bold"/>
    </style:style>
    <style:style style:name="T56" style:family="text">
      <style:text-properties fo:font-weight="bold" officeooo:rsid="013a3177" style:font-weight-asian="bold" style:font-weight-complex="bold"/>
    </style:style>
    <style:style style:name="T57" style:family="text">
      <style:text-properties fo:font-weight="bold" officeooo:rsid="014989be" style:font-weight-asian="bold" style:font-weight-complex="bold"/>
    </style:style>
    <style:style style:name="T58" style:family="text">
      <style:text-properties fo:font-weight="bold" officeooo:rsid="016db01c" style:font-weight-asian="bold" style:font-weight-complex="bold"/>
    </style:style>
    <style:style style:name="T59" style:family="text">
      <style:text-properties fo:font-weight="bold" officeooo:rsid="0173edd5" style:font-weight-asian="bold" style:font-weight-complex="bold"/>
    </style:style>
    <style:style style:name="T60" style:family="text">
      <style:text-properties fo:font-weight="bold" officeooo:rsid="018b597f" style:font-weight-asian="bold" style:font-weight-complex="bold"/>
    </style:style>
    <style:style style:name="T61" style:family="text">
      <style:text-properties fo:font-weight="bold" officeooo:rsid="01985804" style:font-weight-asian="bold" style:font-weight-complex="bold"/>
    </style:style>
    <style:style style:name="T62" style:family="text">
      <style:text-properties fo:font-weight="bold" officeooo:rsid="019996fe" style:font-weight-asian="bold" style:font-weight-complex="bold"/>
    </style:style>
    <style:style style:name="T63" style:family="text">
      <style:text-properties fo:font-weight="bold" officeooo:rsid="0199b571" style:font-weight-asian="bold" style:font-weight-complex="bold"/>
    </style:style>
    <style:style style:name="T64" style:family="text">
      <style:text-properties fo:font-weight="bold" officeooo:rsid="019baac1" style:font-weight-asian="bold" style:font-weight-complex="bold"/>
    </style:style>
    <style:style style:name="T65" style:family="text">
      <style:text-properties fo:font-weight="bold" officeooo:rsid="019caffb" style:font-weight-asian="bold" style:font-weight-complex="bold"/>
    </style:style>
    <style:style style:name="T66" style:family="text">
      <style:text-properties fo:font-weight="bold" officeooo:rsid="01a04c92" style:font-weight-asian="bold" style:font-weight-complex="bold"/>
    </style:style>
    <style:style style:name="T67" style:family="text">
      <style:text-properties officeooo:rsid="00c97cb5"/>
    </style:style>
    <style:style style:name="T68" style:family="text">
      <style:text-properties officeooo:rsid="00cb818f"/>
    </style:style>
    <style:style style:name="T69" style:family="text">
      <style:text-properties officeooo:rsid="00ceedf1"/>
    </style:style>
    <style:style style:name="T70" style:family="text">
      <style:text-properties officeooo:rsid="00d06d22"/>
    </style:style>
    <style:style style:name="T71" style:family="text">
      <style:text-properties officeooo:rsid="00d07d27"/>
    </style:style>
    <style:style style:name="T72" style:family="text">
      <style:text-properties officeooo:rsid="00e903de"/>
    </style:style>
    <style:style style:name="T73" style:family="text">
      <style:text-properties officeooo:rsid="0130eb3d"/>
    </style:style>
    <style:style style:name="T74" style:family="text">
      <style:text-properties officeooo:rsid="013b1ee2"/>
    </style:style>
    <style:style style:name="T75" style:family="text">
      <style:text-properties officeooo:rsid="014b4da2"/>
    </style:style>
    <style:style style:name="T76" style:family="text">
      <style:text-properties officeooo:rsid="015007f0"/>
    </style:style>
    <style:style style:name="T77" style:family="text">
      <style:text-properties officeooo:rsid="0151f733"/>
    </style:style>
    <style:style style:name="T78" style:family="text">
      <style:text-properties officeooo:rsid="0155f396"/>
    </style:style>
    <style:style style:name="T79" style:family="text">
      <style:text-properties officeooo:rsid="0157b152"/>
    </style:style>
    <style:style style:name="T80" style:family="text">
      <style:text-properties officeooo:rsid="015f328b"/>
    </style:style>
    <style:style style:name="T81" style:family="text">
      <style:text-properties officeooo:rsid="016ab4bc"/>
    </style:style>
    <style:style style:name="T82" style:family="text">
      <style:text-properties officeooo:rsid="00afabc8"/>
    </style:style>
    <style:style style:name="T83" style:family="text">
      <style:text-properties officeooo:rsid="016c098b"/>
    </style:style>
    <style:style style:name="T84" style:family="text">
      <style:text-properties officeooo:rsid="016df67d"/>
    </style:style>
    <style:style style:name="T85" style:family="text">
      <style:text-properties officeooo:rsid="016ea16e"/>
    </style:style>
    <style:style style:name="T86" style:family="text">
      <style:text-properties officeooo:rsid="017dc554"/>
    </style:style>
    <style:style style:name="T87" style:family="text">
      <style:text-properties officeooo:rsid="017eb27c"/>
    </style:style>
    <style:style style:name="T88" style:family="text">
      <style:text-properties officeooo:rsid="018306ff"/>
    </style:style>
    <style:style style:name="T89" style:family="text">
      <style:text-properties officeooo:rsid="01869f0c"/>
    </style:style>
    <style:style style:name="T90" style:family="text">
      <style:text-properties officeooo:rsid="018b597f"/>
    </style:style>
    <style:style style:name="T91" style:family="text">
      <style:text-properties officeooo:rsid="00e73197"/>
    </style:style>
    <style:style style:name="T92" style:family="text">
      <style:text-properties officeooo:rsid="00e80607"/>
    </style:style>
    <style:style style:name="T93" style:family="text">
      <style:text-properties officeooo:rsid="01927fd8"/>
    </style:style>
    <style:style style:name="T94" style:family="text">
      <style:text-properties officeooo:rsid="0195bce9"/>
    </style:style>
    <style:style style:name="T95" style:family="text">
      <style:text-properties officeooo:rsid="0197122b"/>
    </style:style>
    <style:style style:name="T96" style:family="text">
      <style:text-properties officeooo:rsid="0199b571"/>
    </style:style>
    <style:style style:name="T97" style:family="text">
      <style:text-properties officeooo:rsid="019d3944"/>
    </style:style>
    <style:style style:name="T98" style:family="text">
      <style:text-properties officeooo:rsid="01a04c92"/>
    </style:style>
    <style:style style:name="T99" style:family="text">
      <style:text-properties officeooo:rsid="01a1a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span text:style-name="T22">U</text:span><text:span text:style-name="T21">sing string as numbers</text:span></text:p>
      <text:p text:style-name="P13"><text:span text:style-name="T21"><text:tab/><text:tab/><text:tab/><text:tab/>"</text:span><text:span text:style-name="T23">ALTERNATE_</text:span><text:span text:style-name="T21">STRING"</text:span></text:p>
      <text:p text:style-name="P26"/>
      <text:p text:style-name="P26"/>
      <text:p text:style-name="P28">1) Introduction</text:p>
      <text:p text:style-name="P28">2) Compare strings</text:p>
      <text:p text:style-name="P28">3) <text:span text:style-name="T81">C</text:span>alculate leng<text:span text:style-name="T95">th</text:span> of string<text:span text:style-name="T81"> (division)</text:span></text:p>
      <text:p text:style-name="P97">4) C<text:span text:style-name="T82">alculate leng</text:span><text:span text:style-name="T95">th</text:span><text:span text:style-name="T82"> of string</text:span> <text:s/>(bit count<text:span text:style-name="T84">. Python only</text:span><text:span text:style-name="T83">)</text:span><text:span text:style-name="T90"> </text:span></text:p>
      <text:p text:style-name="P98">5) Calculate length of string (using modulus)</text:p>
      <text:p text:style-name="P29"><text:span text:style-name="T97">6</text:span>) Concatenate one character<text:span text:style-name="T90"> </text:span></text:p>
      <text:p text:style-name="P30"><text:span text:style-name="T97">7</text:span>) Concatenate string<text:span text:style-name="T90"> </text:span></text:p>
      <text:p text:style-name="P30"><text:span text:style-name="T97">8</text:span>) <text:span text:style-name="T26">Get char at position</text:span><text:span text:style-name="T90"> </text:span></text:p>
      <text:p text:style-name="P31"><text:span text:style-name="T97">9</text:span>) Get substring<text:span text:style-name="T47"> method 1 (AND)</text:span><text:span text:style-name="T90"> </text:span></text:p>
      <text:p text:style-name="P32"><text:span text:style-name="T97">10</text:span>) Get substring method 2 (subtraction)<text:span text:style-name="T90"> </text:span></text:p>
      <text:p text:style-name="P141"><text:span text:style-name="T90">1</text:span><text:span text:style-name="T97">1</text:span><text:span text:style-name="T90">) </text:span><text:span text:style-name="T91">Set </text:span><text:span text:style-name="T92">substring at position </text:span></text:p>
      <text:p text:style-name="P33"><text:span text:style-name="T81">1</text:span><text:span text:style-name="T97">2</text:span>) Set character at<text:span text:style-name="T72"> position</text:span></text:p>
      <text:p text:style-name="P100">1<text:span text:style-name="T97">3</text:span>) Auxiliary functions</text:p>
      <text:p text:style-name="P101">14) Where can this be used?</text:p>
      <text:p text:style-name="P34">1<text:span text:style-name="T98">5</text:span>) TODO</text:p>
      <text:p text:style-name="P35">1<text:span text:style-name="T98">6</text:span>) <text:span text:style-name="T93">R</text:span>eferences</text:p>
      <text:p text:style-name="P36"/>
      <text:p text:style-name="P26"/>
      <text:p text:style-name="P104">1) Introduction</text:p>
      <text:p text:style-name="P37"/>
      <text:p text:style-name="P27">This paper intends to use strings (in programming language, like in c or python) as numbers,making string operation<text:span text:style-name="T17">s</text:span> very fast. </text:p>
      <text:p text:style-name="P27">For example<text:span text:style-name="T17"> </text:span>, strcmp , uses <text:span text:style-name="T17">FOR</text:span> cycle<text:span text:style-name="T17">s</text:span> to check each character...<text:span text:style-name="T17">in this paper, we use the equality operator.</text:span></text:p>
      <text:p text:style-name="P38"/>
      <text:p text:style-name="P38">How do we do this? we use a positional system.</text:p>
      <text:p text:style-name="P38"/>
      <text:p text:style-name="P38">Decimal numbers (the ones we use on daily life), use a positional system of radix 10, each digit is multiplied by a base of ten.</text:p>
      <text:p text:style-name="P38">For example, the number 3212 is</text:p>
      <text:p text:style-name="P38"/>
      <text:p text:style-name="P38"><text:tab/><text:tab/>3*10<text:span text:style-name="T18">3 </text:span><text:span text:style-name="T20"><text:s/>+ 2*10</text:span><text:span text:style-name="T18">2</text:span><text:span text:style-name="T20"> + 1*10</text:span><text:span text:style-name="T18">1</text:span><text:span text:style-name="T20"> + 2*10</text:span><text:span text:style-name="T18">0</text:span></text:p>
      <text:p text:style-name="P38"/>
      <text:p text:style-name="P38"><text:tab/><text:span text:style-name="T3"><text:tab/>3*1000 + 2*100 + 1*10 + 2*</text:span>1 = 3212</text:p>
      <text:p text:style-name="P38"/>
      <text:p text:style-name="P38">For our purpose, we use a radix of 0x100 , because each letter (in ascii or utf-8), occupies two hexadecimal <text:soft-page-break/>digits (each digit can be 16 values, for example A is 0x41 in ascii..two hexadecimal digits..meaning <text:span text:style-name="T24">16*16 = 0x100</text:span>)</text:p>
      <text:p text:style-name="P38"/>
      <text:p text:style-name="P39"/>
      <text:p text:style-name="P41">Assuming that 0xa<text:span text:style-name="T5">a</text:span> is a digit ,which should be the radix?</text:p>
      <text:p text:style-name="P41">16*16 .. two hexadecimal digits ...0x100)</text:p>
      <text:p text:style-name="P41"/>
      <text:p text:style-name="P41"><text:bookmark-start text:name="__DdeLink__1104_3772414067"/>0xa<text:span text:style-name="T5">a</text:span> = 0xa<text:span text:style-name="T6">a</text:span> * 0x100<text:span text:style-name="T18">3</text:span> </text:p>
      <text:p text:style-name="P41">0x<text:span text:style-name="T5">bb </text:span>= 0xb<text:span text:style-name="T6">b</text:span> * 0x10<text:span text:style-name="T24">0</text:span><text:span text:style-name="T19">2</text:span></text:p>
      <text:p text:style-name="P41">0x<text:span text:style-name="T5">cc</text:span> = 0x<text:span text:style-name="T6">cc</text:span> * 0x100<text:span text:style-name="T18">1</text:span></text:p>
      <text:p text:style-name="P41">0x<text:span text:style-name="T5">dd</text:span> = 0x<text:span text:style-name="T6">dd</text:span> * 0x100<text:span text:style-name="T18">0</text:span><text:bookmark-end text:name="__DdeLink__1104_3772414067"/></text:p>
      <text:p text:style-name="P41"/>
      <text:p text:style-name="P41"/>
      <text:p text:style-name="P42">So, 0xaabbccdd equals </text:p>
      <text:p text:style-name="P41"/>
      <text:p text:style-name="P43">0xa<text:span text:style-name="T6">a</text:span><text:span text:style-name="T25"> </text:span>* 0x100<text:span text:style-name="T18">3</text:span> + 0xb<text:span text:style-name="T6">b</text:span> * 0x10<text:span text:style-name="T24">0</text:span><text:span text:style-name="T19">2</text:span> + 0x<text:span text:style-name="T6">cc</text:span> * 0x100 +0x<text:span text:style-name="T6">dd</text:span> * 0x100<text:span text:style-name="T18">0</text:span></text:p>
      <text:p text:style-name="P40"/>
      <text:p text:style-name="P40"/>
      <text:p text:style-name="P152"/>
      <text:h text:style-name="P154" text:outline-level="1" text:is-list-header="true"><text:span text:style-name="T67">2)</text:span><text:span text:style-name="T68"> </text:span>Compare strings</text:h>
      <text:p text:style-name="P152"/>
      <text:p text:style-name="P44">Just use equality of numbers...</text:p>
      <text:p text:style-name="P44"/>
      <text:p text:style-name="P45">0xaabbccdd = 0xaabbccdd (true)</text:p>
      <text:p text:style-name="P45">0xaabbccdd = 0xaabbcc (false)</text:p>
      <text:p text:style-name="P46"/>
      <text:p text:style-name="P46"/>
      <text:p text:style-name="P16"><text:span text:style-name="T48">3) </text:span><text:span text:style-name="T49">Calculate length</text:span><text:span text:style-name="T48"> using logarithm</text:span></text:p>
      <text:p text:style-name="P47"/>
      <text:p text:style-name="P106"/>
      <text:p text:style-name="P106"><text:bookmark-start text:name="__DdeLink__1573_2361979678"/><text:bookmark-start text:name="__DdeLink__1109_1231440357"/>log(base=0x100) <text:span text:style-name="T1">= </text:span>0xa<text:span text:style-name="T4">abbccdd</text:span><text:bookmark-end text:name="__DdeLink__1573_2361979678"/><text:span text:style-name="T1"> </text:span><text:bookmark-end text:name="__DdeLink__1109_1231440357"/></text:p>
      <text:p text:style-name="P107"/>
      <text:p text:style-name="P109">To calculate the logarithm with base equal 0x100, we use the following formula to get it</text:p>
      <text:p text:style-name="P108"/>
      <text:p text:style-name="P108"/>
      <text:p text:style-name="P48"><text:bookmark-start text:name="__DdeLink__1111_1231440357"/>log(base=10) 0xa<text:span text:style-name="T7">a</text:span>bbc<text:span text:style-name="T7">cdd</text:span> / log(base=10) 0x100<text:span text:style-name="T2"> </text:span><text:span text:style-name="T3">= 3</text:span><text:bookmark-end text:name="__DdeLink__1111_1231440357"/></text:p>
      <text:p text:style-name="P48"/>
      <text:p text:style-name="P50">We need to add 1 to 3, to get the length. Length is 4</text:p>
      <text:p text:style-name="P107"/>
      <text:p text:style-name="P107"/>
      <text:p text:style-name="P15"><text:span text:style-name="T60">4</text:span><text:span text:style-name="T48">) </text:span><text:span text:style-name="T49">Calculate length</text:span><text:span text:style-name="T48"> using </text:span><text:span text:style-name="T58">bit count (python)</text:span></text:p>
      <text:p text:style-name="P49"/>
      <text:p text:style-name="P49"><text:soft-page-break/></text:p>
      <text:p text:style-name="P142"><text:span text:style-name="T85">Use int() function to assing type to number, t</text:span>hen use bit_length on it.</text:p>
      <text:p text:style-name="P24"/>
      <text:p text:style-name="P24"><text:span text:style-name="T61">5</text:span><text:span text:style-name="T48">) </text:span><text:span text:style-name="T49">Calculate length</text:span><text:span text:style-name="T48"> using </text:span><text:span text:style-name="T61">modulus</text:span></text:p>
      <text:p text:style-name="P24"/>
      <text:p text:style-name="P143">Use a modulus, and count the number of rounds.</text:p>
      <text:p text:style-name="P46"><text:tab/></text:p>
      <text:p text:style-name="P99"/>
      <text:p text:style-name="P99"/>
      <text:p text:style-name="P14"><text:span text:style-name="T62">6</text:span><text:span text:style-name="T48">) </text:span><text:span text:style-name="T49">C</text:span><text:span text:style-name="T50">oncatenate one character</text:span></text:p>
      <text:p text:style-name="P51"/>
      <text:p text:style-name="P52"><text:span text:style-name="T13">auxiliar_number</text:span> = 0xaabbccdd</text:p>
      <text:p text:style-name="P52"><text:span text:style-name="T69">character</text:span> to append = 0xaa</text:p>
      <text:p text:style-name="P110"/>
      <text:p text:style-name="P110"/>
      <text:p text:style-name="P112">We need to reserve zeros after the auxiliar_number, so we can add the byte (in this case is 0xaa). So we multiply by 100.</text:p>
      <text:p text:style-name="P112"/>
      <text:p text:style-name="P53"><text:span text:style-name="T35">auxiliar_number</text:span><text:span text:style-name="T34"> = </text:span><text:span text:style-name="T35">auxiliar_number</text:span><text:span text:style-name="T36"> </text:span><text:span text:style-name="T37">*</text:span><text:span text:style-name="T36"> </text:span><text:span text:style-name="T38">0x</text:span><text:span text:style-name="T36">100</text:span><text:span text:style-name="T35"> (AABBCCDD00)</text:span></text:p>
      <text:p text:style-name="P52"><text:span text:style-name="T35">auxiliar_number </text:span><text:span text:style-name="T34">+= <text:s/></text:span><text:span text:style-name="T39">byte to append</text:span><text:span text:style-name="T35"> (EE)</text:span></text:p>
      <text:p text:style-name="P112">Gives us AABBCCDDEE , the concatenated byte</text:p>
      <text:p text:style-name="P112"/>
      <text:p text:style-name="P113"/>
      <text:p text:style-name="P111"/>
      <text:p text:style-name="P17"><text:span text:style-name="T63">7</text:span><text:span text:style-name="T48">) </text:span><text:span text:style-name="T49">C</text:span><text:span text:style-name="T50">oncatenate </text:span><text:span text:style-name="T51">string</text:span></text:p>
      <text:p text:style-name="P47"/>
      <text:p text:style-name="P54"/>
      <text:p text:style-name="P55">Same as concatenate one character, <text:span text:style-name="T14">but instead of reserving only one zero, reserve more. Below we must reserve 2 bytes, so </text:span></text:p>
      <text:p text:style-name="P55"/>
      <text:p text:style-name="P54"><text:span text:style-name="T14">auxilizar_number</text:span> = 0xaabbccdd</text:p>
      <text:p text:style-name="P54"/>
      <text:p text:style-name="P56"><text:bookmark-start text:name="__DdeLink__1576_2361979678"/>For length = 2</text:p>
      <text:p text:style-name="P57">auxiliar_number = 0xaabbccdd * 0x100^<text:span text:style-name="T73">length </text:span>= </text:p>
      <text:p text:style-name="P57"/>
      <text:p text:style-name="P57">AABBCCDD0000</text:p>
      <text:p text:style-name="P58"/>
      <text:p text:style-name="P59">bytes_to_append = 0xeeff</text:p>
      <text:p text:style-name="P59"/>
      <text:p text:style-name="P60">auxiliar_number += 0xeeff (auxiliary_number= 0xaabbccddeeff)<text:bookmark-end text:name="__DdeLink__1576_2361979678"/></text:p>
      <text:p text:style-name="P59"/>
      <text:p text:style-name="P59"><text:soft-page-break/></text:p>
      <text:p text:style-name="P59"/>
      <text:p text:style-name="P18"><text:span text:style-name="T63">8</text:span><text:span text:style-name="T48">) </text:span><text:span text:style-name="T52">Get char at position</text:span></text:p>
      <text:p text:style-name="P61"/>
      <text:p text:style-name="P124">auxiliary number = 0xaabbccdd</text:p>
      <text:p text:style-name="P62"/>
      <text:p text:style-name="P62"><text:span text:style-name="T43">W</text:span><text:span text:style-name="T40">e want to get character 0xcc.</text:span></text:p>
      <text:p text:style-name="P62"/>
      <text:p text:style-name="P63"><text:span text:style-name="T34">We can divide 0xaabbccdd / <text:s/>0x0100 . We get 0x</text:span><text:span text:style-name="T43">aabbcc</text:span><text:span text:style-name="T34">.</text:span><text:span text:style-name="T43">dd, so 0xcc is the character before the dot</text:span></text:p>
      <text:p text:style-name="P114"/>
      <text:p text:style-name="P115">Another example</text:p>
      <text:p text:style-name="P115"/>
      <text:p text:style-name="P117">For getting 0xbb, we would use 0xaabbccdd / 0x10000<text:span text:style-name="T15"> = </text:span><text:span text:style-name="T70">aabb</text:span><text:span text:style-name="T15">.</text:span><text:span text:style-name="T70">ccdd</text:span><text:span text:style-name="T15"> ...</text:span><text:span text:style-name="T70">0xbb is the first character before dot</text:span></text:p>
      <text:p text:style-name="P120"/>
      <text:p text:style-name="P121">To get the 0x100, we can use bitwise shift left, . If we have 0x100, we shift left, number of bytes..So for 0x100, we would shift one byte left, to get 0x10000.</text:p>
      <text:p text:style-name="P121"/>
      <text:p text:style-name="P122">Or we use (to convert 0x100, to the one we want</text:p>
      <text:p text:style-name="P122"><text:tab/>int position = (int) Math.pow((int) 0x100,index)</text:p>
      <text:p text:style-name="P116"/>
      <text:p text:style-name="P123">whichever is faster</text:p>
      <text:p text:style-name="P118">Based on this, the math formula is the following</text:p>
      <text:p text:style-name="P64"/>
      <text:p text:style-name="P118">For character 0xcc)</text:p>
      <text:p text:style-name="P65"><text:span text:style-name="T44"><text:tab/></text:span><text:bookmark-start text:name="__DdeLink__3019_3444729777"/><text:bookmark-start text:name="__DdeLink__1580_2361979678"/><text:bookmark-start text:name="__DdeLink__3022_3444729777"/><text:span text:style-name="T9">math.floor(</text:span><text:span text:style-name="T71">auxiliary number</text:span><text:span text:style-name="T9"> / 0x</text:span><text:span text:style-name="T10">0</text:span><text:span text:style-name="T9">100) % 0x100</text:span><text:bookmark-end text:name="__DdeLink__3019_3444729777"/><text:bookmark-end text:name="__DdeLink__3022_3444729777"/></text:p>
      <text:p text:style-name="P65"><text:bookmark-end text:name="__DdeLink__1580_2361979678"/></text:p>
      <text:p text:style-name="P66">position 2<text:span text:style-name="T80"> (is 0x100)</text:span></text:p>
      <text:p text:style-name="P66"/>
      <text:p text:style-name="P66">For character 0xbb)</text:p>
      <text:p text:style-name="P94"><text:bookmark-start text:name="__DdeLink__1108_3609285221"/><text:span text:style-name="T71"><text:tab/></text:span><text:bookmark-start text:name="__DdeLink__1057_2499537581"/><text:bookmark-start text:name="__DdeLink__3024_3444729777"/><text:span text:style-name="T9">math.floor(</text:span><text:bookmark-start text:name="__DdeLink__1098_3609285221"/><text:span text:style-name="T71">auxiliary number</text:span><text:span text:style-name="T9"> / 0x</text:span><text:span text:style-name="T10">0</text:span><text:span text:style-name="T9">1</text:span><text:span text:style-name="T11">00</text:span><text:span text:style-name="T9">00) % 0x100</text:span><text:span text:style-name="T71"> =</text:span><text:bookmark-end text:name="__DdeLink__1057_2499537581"/><text:bookmark-end text:name="__DdeLink__3024_3444729777"/><text:span text:style-name="T71"> </text:span><text:bookmark-end text:name="__DdeLink__1098_3609285221"/></text:p>
      <text:p text:style-name="P67">0xbb</text:p>
      <text:p text:style-name="P68"><text:s/><text:bookmark-end text:name="__DdeLink__1108_3609285221"/></text:p>
      <text:p text:style-name="P66">position 3<text:span text:style-name="T80"> (is 0x10000)</text:span></text:p>
      <text:p text:style-name="P69"/>
      <text:p text:style-name="P69"/>
      <text:p text:style-name="P70"/>
      <text:p text:style-name="P47"/>
      <text:p text:style-name="P19"><text:span text:style-name="T63">9</text:span><text:span text:style-name="T48">) </text:span><text:span text:style-name="T53">Get substring method 1</text:span></text:p>
      <text:p text:style-name="P71"/>
      <text:p text:style-name="P72">Using AND logical operator, we can eliminate the characters before the substring and after it and get the resultant string.</text:p>
      <text:p text:style-name="P72"><text:soft-page-break/></text:p>
      <text:p text:style-name="P73">For example<text:span text:style-name="T29">:</text:span></text:p>
      <text:p text:style-name="P72"/>
      <text:p text:style-name="P73">We want substring beggining at position2 and finishing at position 3 (<text:span text:style-name="T28">substring of pos[</text:span><text:span text:style-name="T30">3</text:span><text:span text:style-name="T28">,</text:span><text:span text:style-name="T30">4</text:span><text:span text:style-name="T28">]</text:span>)</text:p>
      <text:p text:style-name="P72"/>
      <text:p text:style-name="P72"/>
      <text:p text:style-name="P74"><text:span text:style-name="T16">auxiliar_</text:span>number = <text:bookmark-start text:name="__DdeLink__389_2440501583 Copy 1"/>0xaabbccdd<text:bookmark-end text:name="__DdeLink__389_2440501583 Copy 1"/></text:p>
      <text:p text:style-name="P72"/>
      <text:p text:style-name="P4">Two situations</text:p>
      <text:p text:style-name="P1"/>
      <text:p text:style-name="P3">A) The substring is on the center of the string</text:p>
      <text:p text:style-name="P3">B) <text:span text:style-name="T31">The last position of substring is the length of the string</text:span></text:p>
      <text:p text:style-name="P3"/>
      <text:p text:style-name="P6">A) substring [position3,position4]</text:p>
      <text:p text:style-name="P3"/>
      <text:p text:style-name="P7">auxiliar number = <text:span text:style-name="T12">0x</text:span><text:span text:style-name="T28">aabbcc</text:span>ddee</text:p>
      <text:p text:style-name="P7"/>
      <text:p text:style-name="P7">0xaabbccddee AND 0x0000ffff00 = CCDD00</text:p>
      <text:p text:style-name="P7"/>
      <text:p text:style-name="P7">Needs to shift right , so we throw way the initial zeros.</text:p>
      <text:p text:style-name="P7"/>
      <text:p text:style-name="P8">How many bits ? </text:p>
      <text:p text:style-name="P8"/>
      <text:p text:style-name="P8">Length of string <text:s/>(in this case 5) minus last position of the substring (in thise case 4)<text:span text:style-name="T32"> , equals one byte. Then shift that byte (8 bits).</text:span></text:p>
      <text:p text:style-name="P8"/>
      <text:p text:style-name="P11"><text:s/>For example</text:p>
      <text:p text:style-name="P7"/>
      <text:p text:style-name="P11">1) auxiliar string = 0xaabbaaccddffeeffaa . Length = 9</text:p>
      <text:p text:style-name="P11"/>
      <text:p text:style-name="P11">2)<text:tab/>substring = [position3,position4] . Last position 4.</text:p>
      <text:p text:style-name="P11"/>
      <text:p text:style-name="P11"/>
      <text:p text:style-name="P11"><text:bookmark-start text:name="__DdeLink__1583_2361979678"/>0xaabbaaccddffeeffaa AND <text:span text:style-name="T33">0x</text:span>0000ffff0000000000 = </text:p>
      <text:p text:style-name="P5"><text:span text:style-name="T32"><text:tab/></text:span><text:span text:style-name="T33">0xaacc</text:span>0000000000<text:bookmark-end text:name="__DdeLink__1583_2361979678"/></text:p>
      <text:p text:style-name="P10"/>
      <text:p text:style-name="P95">for getting the <text:span text:style-name="T94">number of </text:span>trailing zeros, use</text:p>
      <text:p text:style-name="P95"><text:tab/>math.pow(0x100,startingPosition)</text:p>
      <text:p text:style-name="P96">in this case </text:p>
      <text:p text:style-name="P96"><text:tab/>0x100 ^ 5 (40 bits)</text:p>
      <text:p text:style-name="P96"><text:tab/><text:bookmark-start text:name="__DdeLink__1585_2361979678"/></text:p>
      <text:p text:style-name="P8"><text:bookmark-end text:name="__DdeLink__1585_2361979678"/></text:p>
      <text:p text:style-name="P7"><text:soft-page-break/>auxiliar <text:span text:style-name="T45">string</text:span> = <text:span text:style-name="T12">0x</text:span><text:span text:style-name="T28">aabbccdd</text:span></text:p>
      <text:p text:style-name="P2"><text:span text:style-name="T12">0x</text:span>aabbccdd <text:span text:style-name="T12">A</text:span>ND <text:span text:style-name="T12">0x</text:span><text:span text:style-name="T26">00</text:span>00ffff<text:span text:style-name="T27"> = 0xccdd</text:span></text:p>
      <text:p text:style-name="P2"/>
      <text:p text:style-name="P2"/>
      <text:p text:style-name="P2"/>
      <text:p text:style-name="P75"/>
      <text:p text:style-name="P19"><text:span text:style-name="T63">10</text:span><text:span text:style-name="T48">) </text:span><text:span text:style-name="T53">Get substring method 2</text:span></text:p>
      <text:p text:style-name="P9"/>
      <text:p text:style-name="P76"/>
      <text:p text:style-name="P119"><text:bookmark-start text:name="__DdeLink__1587_2361979678"/>substring of pos[<text:span text:style-name="T46">2,3</text:span>]</text:p>
      <text:p text:style-name="P77"><text:span text:style-name="T41">a</text:span><text:span text:style-name="T34">ux</text:span><text:span text:style-name="T42">iliary string</text:span><text:span text:style-name="T34"> = 0xaabbccdd </text:span></text:p>
      <text:p text:style-name="P76"/>
      <text:p text:style-name="P76">subtract the number from substring</text:p>
      <text:p text:style-name="P78"/>
      <text:p text:style-name="P79"/>
      <text:p text:style-name="P78"><text:bookmark-start text:name="__DdeLink__1591_2361979678"/><text:span text:style-name="T46">0x</text:span>aabbccdd − aa0000dd<text:span text:style-name="T8"> = BBCC00</text:span><text:span text:style-name="T12"> </text:span><text:bookmark-end text:name="__DdeLink__1591_2361979678"/></text:p>
      <text:p text:style-name="P80">Needs to shift how many bits?</text:p>
      <text:p text:style-name="P80"/>
      <text:p text:style-name="P80">length of auxiliary string = 4<text:bookmark-end text:name="__DdeLink__1587_2361979678"/></text:p>
      <text:p text:style-name="P80">last substring position is = 3</text:p>
      <text:p text:style-name="P80">4-3 = 1 </text:p>
      <text:p text:style-name="P80">needs to shift 1 byte right (8 bits)</text:p>
      <text:p text:style-name="P81"/>
      <text:p text:style-name="P81"/>
      <text:p text:style-name="P20"><text:span text:style-name="T60">1</text:span><text:span text:style-name="T63">1</text:span><text:span text:style-name="T48">) </text:span><text:span text:style-name="T54">Set </text:span><text:span text:style-name="T55">substring at position </text:span></text:p>
      <text:p text:style-name="P83"/>
      <text:p text:style-name="P125"/>
      <text:p text:style-name="P126">Examples</text:p>
      <text:p text:style-name="P128"/>
      <text:p text:style-name="P128">original string = 0xaabbccdd</text:p>
      <text:p text:style-name="P126">substring = 0x1122</text:p>
      <text:p text:style-name="P128"/>
      <text:p text:style-name="P128"/>
      <text:p text:style-name="P126">#REMARK</text:p>
      <text:p text:style-name="P129">the initial position starts counting from zero (pos</text:p>
      <text:p text:style-name="P129"><text:s/>0 ,first byte)</text:p>
      <text:p text:style-name="P126">#END REMARK</text:p>
      <text:p text:style-name="P128"/>
      <text:p text:style-name="P126"/>
      <text:p text:style-name="P128">length <text:s/>of substring<text:span text:style-name="T75"> = end_position</text:span></text:p>
      <text:p text:style-name="P127"/>
      <text:p text:style-name="P130">Given the original string, </text:p>
      <text:p text:style-name="P130"><text:tab/>original_string = 0xaabbccdd</text:p>
      <text:p text:style-name="P131"><text:tab/>mask1 = 00ffff00 (<text:span text:style-name="T76">get bytes that need to be changed..in this case is 0xbbcc..we need to change it to </text:span><text:soft-page-break/><text:span text:style-name="T76">0x1122)</text:span></text:p>
      <text:p text:style-name="P131"/>
      <text:p text:style-name="P132"><text:tab/><text:span text:style-name="T79">0xaabbccdd </text:span>AND 00ffff00 = 00bbcc00<text:span text:style-name="T77">. </text:span></text:p>
      <text:p text:style-name="P132"/>
      <text:p text:style-name="P132"><text:span text:style-name="T77">We need to change 0xbbcc with 0x1122. So we xor 0x00bbcc00 with original</text:span><text:span text:style-name="T78">_string</text:span><text:span text:style-name="T79"> to get zeros, on those positions (we will use OR to set bits...)</text:span></text:p>
      <text:p text:style-name="P133"><text:tab/>0xaabbccdd XOR 00bbcc00. We get</text:p>
      <text:p text:style-name="P133"><text:tab/>0xaa0000dd .</text:p>
      <text:p text:style-name="P133">Now we OR ,0x00112200 , to it, and get the pretended string (0xaa1122dd)</text:p>
      <text:p text:style-name="P133"/>
      <text:p text:style-name="P133"/>
      <text:p text:style-name="P134"/>
      <text:p text:style-name="P135"/>
      <text:p text:style-name="P134"/>
      <text:p text:style-name="P21"><text:span text:style-name="T57">1</text:span><text:span text:style-name="T63">2</text:span><text:bookmark-start text:name="__DdeLink__1589_2361979678"/><text:span text:style-name="T48">) </text:span><text:span text:style-name="T54">Set char at</text:span><text:span text:style-name="T60"> position</text:span></text:p>
      <text:p text:style-name="P84"/>
      <text:p text:style-name="P82"><text:bookmark-end text:name="__DdeLink__1589_2361979678"/>Special case of substring where final position is one after the initial position</text:p>
      <text:p text:style-name="P33"/>
      <text:p text:style-name="P33"/>
      <text:p text:style-name="P33"/>
      <text:p text:style-name="P85"/>
      <text:p text:style-name="P105">1<text:span text:style-name="T96">3</text:span>) Auxiliary functions</text:p>
      <text:p text:style-name="P86"/>
      <text:p text:style-name="P136">trailingZeros() function to get trailing zeros from number, using bitwise</text:p>
      <text:p text:style-name="P136"/>
      <text:p text:style-name="P136">powerOptimised() function to get power of number, using bitwise</text:p>
      <text:p text:style-name="P87"/>
      <text:p text:style-name="P22"><text:span text:style-name="T55">1</text:span><text:span text:style-name="T64">4</text:span><text:span text:style-name="T48">) </text:span><text:span text:style-name="T59">TODO</text:span></text:p>
      <text:p text:style-name="P87"/>
      <text:p text:style-name="P146">1) reverse string</text:p>
      <text:p text:style-name="P137"/>
      <text:p text:style-name="P138">from 0xaabbcc get 0xccbbaa</text:p>
      <text:p text:style-name="P138"/>
      <text:p text:style-name="P137">0xaa * 0x100^2 + 0xbb * 100^1 + 0xcc * 100^0</text:p>
      <text:p text:style-name="P137"/>
      <text:p text:style-name="P137"/>
      <text:p text:style-name="P137">swamp power 0f 0x100</text:p>
      <text:p text:style-name="P137"/>
      <text:p text:style-name="P137"/>
      <text:p text:style-name="P137">0xaa * 0x100^0 + 0xbb * 100^1 + 0xcc * 0x100^2</text:p>
      <text:p text:style-name="P137"><text:soft-page-break/></text:p>
      <text:p text:style-name="P139"/>
      <text:p text:style-name="P147">2) length of string</text:p>
      <text:p text:style-name="P140"/>
      <text:p text:style-name="P140">Count set bits (check reference<text:span text:style-name="T87">...bithacks</text:span>), invert the number and count set bits...this will <text:span text:style-name="T86">count zeros and ones.</text:span></text:p>
      <text:p text:style-name="P148"/>
      <text:p text:style-name="P88"/>
      <text:p text:style-name="P149"><text:span text:style-name="T89">3</text:span>) <text:span text:style-name="T89">indexOf</text:span></text:p>
      <text:p text:style-name="P149"/>
      <text:p text:style-name="P150">We have character = 0xbb ..and the formula</text:p>
      <text:p text:style-name="P150"/>
      <text:p text:style-name="P150">0xaabbcc // 0x100^k % 0x100 ..k=1</text:p>
      <text:p text:style-name="P150"/>
      <text:p text:style-name="P150">We need to calculate K for other numbers...</text:p>
      <text:p text:style-name="P89"/>
      <text:p text:style-name="P149"><text:span text:style-name="T89">4</text:span>) <text:span text:style-name="T88">lastIndexOf</text:span></text:p>
      <text:p text:style-name="P149"/>
      <text:p text:style-name="P151"><text:span text:style-name="T89">same as indexOf , </text:span>starting counting from left , instead of right...</text:p>
      <text:p text:style-name="P90"/>
      <text:p text:style-name="P103"/>
      <text:p text:style-name="P25"><text:span text:style-name="T55">1</text:span><text:span text:style-name="T64">4</text:span><text:span text:style-name="T48">) </text:span><text:span text:style-name="T66">Where can this be used</text:span></text:p>
      <text:p text:style-name="P25"/>
      <text:p text:style-name="P144"><text:span text:style-name="T99">O</text:span>n blobs (binary big object), e.g on git.</text:p>
      <text:p text:style-name="P144">Also on databases....</text:p>
      <text:p text:style-name="P145">On java, using BigInteger.</text:p>
      <text:p text:style-name="P145">On python (integers dont have fixed number of bytes)</text:p>
      <text:p text:style-name="P102"/>
      <text:p text:style-name="P86"/>
      <text:p text:style-name="P23"><text:span text:style-name="T55">1</text:span><text:span text:style-name="T65">5</text:span><text:span text:style-name="T48">) </text:span><text:span text:style-name="T56">References</text:span></text:p>
      <text:p text:style-name="P86"/>
      <text:p text:style-name="P86">https://graphics.stanford.edu/~seander/bithacks.html#ValueInWord</text:p>
      <text:p text:style-name="P86"/>
      <text:p text:style-name="P91">Many bit operation<text:span text:style-name="T74">s</text:span>..for example is word on number. (like substring, but just return true or false). He uses binary.</text:p>
      <text:p text:style-name="P86"/>
      <text:p text:style-name="P86">https://www.geeksforgeeks.org/fast-exponention-using-bit-manipulation/</text:p>
      <text:p text:style-name="P86"/>
      <text:p text:style-name="P92">Got power using bitwise</text:p>
      <text:p text:style-name="P92"/>
      <text:p text:style-name="P92"><text:soft-page-break/>https://www.geeksforgeeks.org/set-bits-given-range-number/</text:p>
      <text:p text:style-name="P92"/>
      <text:p text:style-name="P93">Used on substring_AND</text:p>
      <text:p text:style-name="P93"/>
      <text:p text:style-name="P92">https://www.educative.io/answers/how-to-set-all-bits-in-the-given-range-of-a-number</text:p>
      <text:p text:style-name="P92"/>
      <text:p text:style-name="P93">Used on substring_A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4T04:48:47.744673985</dc:date>
    <meta:editing-duration>P1DT20H24S</meta:editing-duration>
    <meta:editing-cycles>304</meta:editing-cycles>
    <meta:generator>LibreOffice/7.4.7.2$Linux_X86_64 LibreOffice_project/40$Build-2</meta:generator>
    <meta:document-statistic meta:table-count="0" meta:image-count="0" meta:object-count="0" meta:page-count="9" meta:paragraph-count="169" meta:word-count="1141" meta:character-count="6957" meta:non-whitespace-character-count="5928"/>
  </office:meta>
</office:document-meta>
</file>